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29.246464">
            <text:p>29.246464</text:p>
          </table:table-cell>
          <table:table-cell table:formula="of:=([.B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]-[.F$2])^2" office:value-type="float" office:value="1.982464">
            <text:p>1.982464</text:p>
          </table:table-cell>
          <table:table-cell table:formula="of:=([.B2]-[.G$2])^2" office:value-type="float" office:value="7.50759999999999">
            <text:p>7.5076</text:p>
          </table:table-cell>
          <table:table-cell/>
          <table:table-cell table:formula="of:=SUM([.A1:.A1000])/1000" office:value-type="float" office:value="21.408">
            <text:p>21.408</text:p>
          </table:table-cell>
          <table:table-cell table:formula="of:=SUM([.B1:.B1000])/1000" office:value-type="float" office:value="17.74">
            <text:p>17.74</text:p>
          </table:table-cell>
          <table:table-cell/>
          <table:table-cell table:formula="of:=SUM([.C1:.C1000])/999" office:value-type="float" office:value="18.8183543543543">
            <text:p>18.8183543544</text:p>
          </table:table-cell>
          <table:table-cell table:formula="of:=SUM([.D1:.D1000])/999" office:value-type="float" office:value="15.0334334334335">
            <text:p>15.033433433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]-[.F$2])^2" office:value-type="float" office:value="2.534464">
            <text:p>2.534464</text:p>
          </table:table-cell>
          <table:table-cell table:formula="of:=([.B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]-[.F$2])^2" office:value-type="float" office:value="29.246464">
            <text:p>29.246464</text:p>
          </table:table-cell>
          <table:table-cell table:formula="of:=([.B4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]-[.F$2])^2" office:value-type="float" office:value="5.79846400000001">
            <text:p>5.798464</text:p>
          </table:table-cell>
          <table:table-cell table:formula="of:=([.B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]-[.F$2])^2" office:value-type="float" office:value="0.350463999999998">
            <text:p>0.350464</text:p>
          </table:table-cell>
          <table:table-cell table:formula="of:=([.B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1.982464">
            <text:p>1.982464</text:p>
          </table:table-cell>
          <table:table-cell table:formula="of:=([.B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8]-[.F$2])^2" office:value-type="float" office:value="0.350463999999998">
            <text:p>0.350464</text:p>
          </table:table-cell>
          <table:table-cell table:formula="of:=([.B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]-[.F$2])^2" office:value-type="float" office:value="0.166464000000001">
            <text:p>0.166464</text:p>
          </table:table-cell>
          <table:table-cell table:formula="of:=([.B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]-[.F$2])^2" office:value-type="float" office:value="0.350463999999998">
            <text:p>0.350464</text:p>
          </table:table-cell>
          <table:table-cell table:formula="of:=([.B1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formula="of:=([.A11]-[.F$2])^2" office:value-type="float" office:value="212.926464">
            <text:p>212.926464</text:p>
          </table:table-cell>
          <table:table-cell table:formula="of:=([.B11]-[.G$2])^2" office:value-type="float" office:value="150.3076">
            <text:p>150.3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2]-[.F$2])^2" office:value-type="float" office:value="11.614464">
            <text:p>11.614464</text:p>
          </table:table-cell>
          <table:table-cell table:formula="of:=([.B1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3]-[.F$2])^2" office:value-type="float" office:value="5.79846400000001">
            <text:p>5.798464</text:p>
          </table:table-cell>
          <table:table-cell table:formula="of:=([.B13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0.166464000000001">
            <text:p>0.166464</text:p>
          </table:table-cell>
          <table:table-cell table:formula="of:=([.B1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5]-[.F$2])^2" office:value-type="float" office:value="2.534464">
            <text:p>2.534464</text:p>
          </table:table-cell>
          <table:table-cell table:formula="of:=([.B1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16]-[.F$2])^2" office:value-type="float" office:value="73.822464">
            <text:p>73.822464</text:p>
          </table:table-cell>
          <table:table-cell table:formula="of:=([.B1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]-[.F$2])^2" office:value-type="float" office:value="2.534464">
            <text:p>2.534464</text:p>
          </table:table-cell>
          <table:table-cell table:formula="of:=([.B1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2.534464">
            <text:p>2.534464</text:p>
          </table:table-cell>
          <table:table-cell table:formula="of:=([.B1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9]-[.F$2])^2" office:value-type="float" office:value="11.614464">
            <text:p>11.614464</text:p>
          </table:table-cell>
          <table:table-cell table:formula="of:=([.B1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19.430464">
            <text:p>19.430464</text:p>
          </table:table-cell>
          <table:table-cell table:formula="of:=([.B2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21]-[.F$2])^2" office:value-type="float" office:value="12.902464">
            <text:p>12.902464</text:p>
          </table:table-cell>
          <table:table-cell table:formula="of:=([.B2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2]-[.F$2])^2" office:value-type="float" office:value="2.534464">
            <text:p>2.534464</text:p>
          </table:table-cell>
          <table:table-cell table:formula="of:=([.B2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]-[.F$2])^2" office:value-type="float" office:value="0.350463999999998">
            <text:p>0.350464</text:p>
          </table:table-cell>
          <table:table-cell table:formula="of:=([.B2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]-[.F$2])^2" office:value-type="float" office:value="0.350463999999998">
            <text:p>0.350464</text:p>
          </table:table-cell>
          <table:table-cell table:formula="of:=([.B2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5]-[.F$2])^2" office:value-type="float" office:value="0.350463999999998">
            <text:p>0.350464</text:p>
          </table:table-cell>
          <table:table-cell table:formula="of:=([.B2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([.A26]-[.F$2])^2" office:value-type="float" office:value="134.374464">
            <text:p>134.374464</text:p>
          </table:table-cell>
          <table:table-cell table:formula="of:=([.B26]-[.G$2])^2" office:value-type="float" office:value="370.9476">
            <text:p>370.9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]-[.F$2])^2" office:value-type="float" office:value="29.246464">
            <text:p>29.246464</text:p>
          </table:table-cell>
          <table:table-cell table:formula="of:=([.B2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]-[.F$2])^2" office:value-type="float" office:value="29.246464">
            <text:p>29.246464</text:p>
          </table:table-cell>
          <table:table-cell table:formula="of:=([.B28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9]-[.F$2])^2" office:value-type="float" office:value="2.534464">
            <text:p>2.534464</text:p>
          </table:table-cell>
          <table:table-cell table:formula="of:=([.B2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0]-[.F$2])^2" office:value-type="float" office:value="29.246464">
            <text:p>29.246464</text:p>
          </table:table-cell>
          <table:table-cell table:formula="of:=([.B3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1]-[.F$2])^2" office:value-type="float" office:value="0.350463999999998">
            <text:p>0.350464</text:p>
          </table:table-cell>
          <table:table-cell table:formula="of:=([.B3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2]-[.F$2])^2" office:value-type="float" office:value="0.350463999999998">
            <text:p>0.350464</text:p>
          </table:table-cell>
          <table:table-cell table:formula="of:=([.B3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3]-[.F$2])^2" office:value-type="float" office:value="1.982464">
            <text:p>1.982464</text:p>
          </table:table-cell>
          <table:table-cell table:formula="of:=([.B3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]-[.F$2])^2" office:value-type="float" office:value="0.350463999999998">
            <text:p>0.350464</text:p>
          </table:table-cell>
          <table:table-cell table:formula="of:=([.B3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35]-[.F$2])^2" office:value-type="float" office:value="2.534464">
            <text:p>2.534464</text:p>
          </table:table-cell>
          <table:table-cell table:formula="of:=([.B3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2.534464">
            <text:p>2.534464</text:p>
          </table:table-cell>
          <table:table-cell table:formula="of:=([.B3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7]-[.F$2])^2" office:value-type="float" office:value="0.350463999999998">
            <text:p>0.350464</text:p>
          </table:table-cell>
          <table:table-cell table:formula="of:=([.B3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8]-[.F$2])^2" office:value-type="float" office:value="1.982464">
            <text:p>1.982464</text:p>
          </table:table-cell>
          <table:table-cell table:formula="of:=([.B3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]-[.F$2])^2" office:value-type="float" office:value="0.350463999999998">
            <text:p>0.350464</text:p>
          </table:table-cell>
          <table:table-cell table:formula="of:=([.B3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]-[.F$2])^2" office:value-type="float" office:value="0.350463999999998">
            <text:p>0.350464</text:p>
          </table:table-cell>
          <table:table-cell table:formula="of:=([.B4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41]-[.F$2])^2" office:value-type="float" office:value="1.982464">
            <text:p>1.982464</text:p>
          </table:table-cell>
          <table:table-cell table:formula="of:=([.B4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2]-[.F$2])^2" office:value-type="float" office:value="0.350463999999998">
            <text:p>0.350464</text:p>
          </table:table-cell>
          <table:table-cell table:formula="of:=([.B4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]-[.F$2])^2" office:value-type="float" office:value="29.246464">
            <text:p>29.246464</text:p>
          </table:table-cell>
          <table:table-cell table:formula="of:=([.B43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4]-[.F$2])^2" office:value-type="float" office:value="11.614464">
            <text:p>11.614464</text:p>
          </table:table-cell>
          <table:table-cell table:formula="of:=([.B4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1.982464">
            <text:p>1.982464</text:p>
          </table:table-cell>
          <table:table-cell table:formula="of:=([.B4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6]-[.F$2])^2" office:value-type="float" office:value="0.350463999999998">
            <text:p>0.350464</text:p>
          </table:table-cell>
          <table:table-cell table:formula="of:=([.B4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7]-[.F$2])^2" office:value-type="float" office:value="11.614464">
            <text:p>11.614464</text:p>
          </table:table-cell>
          <table:table-cell table:formula="of:=([.B4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8]-[.F$2])^2" office:value-type="float" office:value="0.350463999999998">
            <text:p>0.350464</text:p>
          </table:table-cell>
          <table:table-cell table:formula="of:=([.B4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49]-[.F$2])^2" office:value-type="float" office:value="19.430464">
            <text:p>19.430464</text:p>
          </table:table-cell>
          <table:table-cell table:formula="of:=([.B4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0]-[.F$2])^2" office:value-type="float" office:value="0.350463999999998">
            <text:p>0.350464</text:p>
          </table:table-cell>
          <table:table-cell table:formula="of:=([.B5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1]-[.F$2])^2" office:value-type="float" office:value="41.062464">
            <text:p>41.062464</text:p>
          </table:table-cell>
          <table:table-cell table:formula="of:=([.B5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2]-[.F$2])^2" office:value-type="float" office:value="5.79846400000001">
            <text:p>5.798464</text:p>
          </table:table-cell>
          <table:table-cell table:formula="of:=([.B5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3]-[.F$2])^2" office:value-type="float" office:value="41.062464">
            <text:p>41.062464</text:p>
          </table:table-cell>
          <table:table-cell table:formula="of:=([.B5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54]-[.F$2])^2" office:value-type="float" office:value="1.982464">
            <text:p>1.982464</text:p>
          </table:table-cell>
          <table:table-cell table:formula="of:=([.B5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5]-[.F$2])^2" office:value-type="float" office:value="5.79846400000001">
            <text:p>5.798464</text:p>
          </table:table-cell>
          <table:table-cell table:formula="of:=([.B5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6]-[.F$2])^2" office:value-type="float" office:value="0.350463999999998">
            <text:p>0.350464</text:p>
          </table:table-cell>
          <table:table-cell table:formula="of:=([.B5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7]-[.F$2])^2" office:value-type="float" office:value="5.79846400000001">
            <text:p>5.798464</text:p>
          </table:table-cell>
          <table:table-cell table:formula="of:=([.B5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19.430464">
            <text:p>19.430464</text:p>
          </table:table-cell>
          <table:table-cell table:formula="of:=([.B5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9]-[.F$2])^2" office:value-type="float" office:value="0.350463999999998">
            <text:p>0.350464</text:p>
          </table:table-cell>
          <table:table-cell table:formula="of:=([.B5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]-[.F$2])^2" office:value-type="float" office:value="0.350463999999998">
            <text:p>0.350464</text:p>
          </table:table-cell>
          <table:table-cell table:formula="of:=([.B6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1]-[.F$2])^2" office:value-type="float" office:value="0.350463999999998">
            <text:p>0.350464</text:p>
          </table:table-cell>
          <table:table-cell table:formula="of:=([.B6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1.982464">
            <text:p>1.982464</text:p>
          </table:table-cell>
          <table:table-cell table:formula="of:=([.B6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3]-[.F$2])^2" office:value-type="float" office:value="1.982464">
            <text:p>1.982464</text:p>
          </table:table-cell>
          <table:table-cell table:formula="of:=([.B6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4]-[.F$2])^2" office:value-type="float" office:value="0.350463999999998">
            <text:p>0.350464</text:p>
          </table:table-cell>
          <table:table-cell table:formula="of:=([.B6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65]-[.F$2])^2" office:value-type="float" office:value="0.350463999999998">
            <text:p>0.350464</text:p>
          </table:table-cell>
          <table:table-cell table:formula="of:=([.B6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]-[.F$2])^2" office:value-type="float" office:value="5.79846400000001">
            <text:p>5.798464</text:p>
          </table:table-cell>
          <table:table-cell table:formula="of:=([.B6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7]-[.F$2])^2" office:value-type="float" office:value="0.350463999999998">
            <text:p>0.350464</text:p>
          </table:table-cell>
          <table:table-cell table:formula="of:=([.B6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]-[.F$2])^2" office:value-type="float" office:value="41.062464">
            <text:p>41.062464</text:p>
          </table:table-cell>
          <table:table-cell table:formula="of:=([.B6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9]-[.F$2])^2" office:value-type="float" office:value="0.350463999999998">
            <text:p>0.350464</text:p>
          </table:table-cell>
          <table:table-cell table:formula="of:=([.B69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0]-[.F$2])^2" office:value-type="float" office:value="0.166464000000001">
            <text:p>0.166464</text:p>
          </table:table-cell>
          <table:table-cell table:formula="of:=([.B7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1]-[.F$2])^2" office:value-type="float" office:value="12.902464">
            <text:p>12.902464</text:p>
          </table:table-cell>
          <table:table-cell table:formula="of:=([.B7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72]-[.F$2])^2" office:value-type="float" office:value="0.350463999999998">
            <text:p>0.350464</text:p>
          </table:table-cell>
          <table:table-cell table:formula="of:=([.B72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3]-[.F$2])^2" office:value-type="float" office:value="0.350463999999998">
            <text:p>0.350464</text:p>
          </table:table-cell>
          <table:table-cell table:formula="of:=([.B7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]-[.F$2])^2" office:value-type="float" office:value="0.350463999999998">
            <text:p>0.350464</text:p>
          </table:table-cell>
          <table:table-cell table:formula="of:=([.B7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5]-[.F$2])^2" office:value-type="float" office:value="41.062464">
            <text:p>41.062464</text:p>
          </table:table-cell>
          <table:table-cell table:formula="of:=([.B7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29.246464">
            <text:p>29.246464</text:p>
          </table:table-cell>
          <table:table-cell table:formula="of:=([.B7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([.A77]-[.F$2])^2" office:value-type="float" office:value="184.742464">
            <text:p>184.742464</text:p>
          </table:table-cell>
          <table:table-cell table:formula="of:=([.B77]-[.G$2])^2" office:value-type="float" office:value="39.1876">
            <text:p>39.1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8]-[.F$2])^2" office:value-type="float" office:value="0.350463999999998">
            <text:p>0.350464</text:p>
          </table:table-cell>
          <table:table-cell table:formula="of:=([.B7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9]-[.F$2])^2" office:value-type="float" office:value="0.350463999999998">
            <text:p>0.350464</text:p>
          </table:table-cell>
          <table:table-cell table:formula="of:=([.B7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0]-[.F$2])^2" office:value-type="float" office:value="1.982464">
            <text:p>1.982464</text:p>
          </table:table-cell>
          <table:table-cell table:formula="of:=([.B8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]-[.F$2])^2" office:value-type="float" office:value="0.350463999999998">
            <text:p>0.350464</text:p>
          </table:table-cell>
          <table:table-cell table:formula="of:=([.B8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82]-[.F$2])^2" office:value-type="float" office:value="2.534464">
            <text:p>2.534464</text:p>
          </table:table-cell>
          <table:table-cell table:formula="of:=([.B8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3]-[.F$2])^2" office:value-type="float" office:value="0.350463999999998">
            <text:p>0.350464</text:p>
          </table:table-cell>
          <table:table-cell table:formula="of:=([.B8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4]-[.F$2])^2" office:value-type="float" office:value="1.982464">
            <text:p>1.982464</text:p>
          </table:table-cell>
          <table:table-cell table:formula="of:=([.B8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5]-[.F$2])^2" office:value-type="float" office:value="2.534464">
            <text:p>2.534464</text:p>
          </table:table-cell>
          <table:table-cell table:formula="of:=([.B8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6]-[.F$2])^2" office:value-type="float" office:value="31.270464">
            <text:p>31.270464</text:p>
          </table:table-cell>
          <table:table-cell table:formula="of:=([.B8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7]-[.F$2])^2" office:value-type="float" office:value="1.982464">
            <text:p>1.982464</text:p>
          </table:table-cell>
          <table:table-cell table:formula="of:=([.B8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8]-[.F$2])^2" office:value-type="float" office:value="2.534464">
            <text:p>2.534464</text:p>
          </table:table-cell>
          <table:table-cell table:formula="of:=([.B8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89]-[.F$2])^2" office:value-type="float" office:value="21.086464">
            <text:p>21.086464</text:p>
          </table:table-cell>
          <table:table-cell table:formula="of:=([.B89]-[.G$2])^2" office:value-type="float" office:value="333.4276">
            <text:p>333.4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0]-[.F$2])^2" office:value-type="float" office:value="0.350463999999998">
            <text:p>0.350464</text:p>
          </table:table-cell>
          <table:table-cell table:formula="of:=([.B9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1]-[.F$2])^2" office:value-type="float" office:value="0.350463999999998">
            <text:p>0.350464</text:p>
          </table:table-cell>
          <table:table-cell table:formula="of:=([.B9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2]-[.F$2])^2" office:value-type="float" office:value="2.534464">
            <text:p>2.534464</text:p>
          </table:table-cell>
          <table:table-cell table:formula="of:=([.B9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0.350463999999998">
            <text:p>0.350464</text:p>
          </table:table-cell>
          <table:table-cell table:formula="of:=([.B9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4]-[.F$2])^2" office:value-type="float" office:value="0.350463999999998">
            <text:p>0.350464</text:p>
          </table:table-cell>
          <table:table-cell table:formula="of:=([.B9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5]-[.F$2])^2" office:value-type="float" office:value="29.246464">
            <text:p>29.246464</text:p>
          </table:table-cell>
          <table:table-cell table:formula="of:=([.B9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6]-[.F$2])^2" office:value-type="float" office:value="5.79846400000001">
            <text:p>5.798464</text:p>
          </table:table-cell>
          <table:table-cell table:formula="of:=([.B9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]-[.F$2])^2" office:value-type="float" office:value="2.534464">
            <text:p>2.534464</text:p>
          </table:table-cell>
          <table:table-cell table:formula="of:=([.B9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8]-[.F$2])^2" office:value-type="float" office:value="1.982464">
            <text:p>1.982464</text:p>
          </table:table-cell>
          <table:table-cell table:formula="of:=([.B9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9]-[.F$2])^2" office:value-type="float" office:value="0.350463999999998">
            <text:p>0.350464</text:p>
          </table:table-cell>
          <table:table-cell table:formula="of:=([.B9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00]-[.F$2])^2" office:value-type="float" office:value="1.982464">
            <text:p>1.982464</text:p>
          </table:table-cell>
          <table:table-cell table:formula="of:=([.B10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29.246464">
            <text:p>29.246464</text:p>
          </table:table-cell>
          <table:table-cell table:formula="of:=([.B101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2]-[.F$2])^2" office:value-type="float" office:value="0.350463999999998">
            <text:p>0.350464</text:p>
          </table:table-cell>
          <table:table-cell table:formula="of:=([.B10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3]-[.F$2])^2" office:value-type="float" office:value="0.350463999999998">
            <text:p>0.350464</text:p>
          </table:table-cell>
          <table:table-cell table:formula="of:=([.B10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104]-[.F$2])^2" office:value-type="float" office:value="11.614464">
            <text:p>11.614464</text:p>
          </table:table-cell>
          <table:table-cell table:formula="of:=([.B10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5.79846400000001">
            <text:p>5.798464</text:p>
          </table:table-cell>
          <table:table-cell table:formula="of:=([.B105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29.246464">
            <text:p>29.246464</text:p>
          </table:table-cell>
          <table:table-cell table:formula="of:=([.B10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107]-[.F$2])^2" office:value-type="float" office:value="21.086464">
            <text:p>21.086464</text:p>
          </table:table-cell>
          <table:table-cell table:formula="of:=([.B10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08]-[.F$2])^2" office:value-type="float" office:value="19.430464">
            <text:p>19.430464</text:p>
          </table:table-cell>
          <table:table-cell table:formula="of:=([.B10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9]-[.F$2])^2" office:value-type="float" office:value="0.350463999999998">
            <text:p>0.350464</text:p>
          </table:table-cell>
          <table:table-cell table:formula="of:=([.B10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10]-[.F$2])^2" office:value-type="float" office:value="2.534464">
            <text:p>2.534464</text:p>
          </table:table-cell>
          <table:table-cell table:formula="of:=([.B11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11]-[.F$2])^2" office:value-type="float" office:value="0.350463999999998">
            <text:p>0.350464</text:p>
          </table:table-cell>
          <table:table-cell table:formula="of:=([.B11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112]-[.F$2])^2" office:value-type="float" office:value="11.614464">
            <text:p>11.614464</text:p>
          </table:table-cell>
          <table:table-cell table:formula="of:=([.B112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13]-[.F$2])^2" office:value-type="float" office:value="2.534464">
            <text:p>2.534464</text:p>
          </table:table-cell>
          <table:table-cell table:formula="of:=([.B11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350463999999998">
            <text:p>0.350464</text:p>
          </table:table-cell>
          <table:table-cell table:formula="of:=([.B11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15]-[.F$2])^2" office:value-type="float" office:value="11.614464">
            <text:p>11.614464</text:p>
          </table:table-cell>
          <table:table-cell table:formula="of:=([.B115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16]-[.F$2])^2" office:value-type="float" office:value="1.982464">
            <text:p>1.982464</text:p>
          </table:table-cell>
          <table:table-cell table:formula="of:=([.B11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17]-[.F$2])^2" office:value-type="float" office:value="1.982464">
            <text:p>1.982464</text:p>
          </table:table-cell>
          <table:table-cell table:formula="of:=([.B117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18]-[.F$2])^2" office:value-type="float" office:value="0.350463999999998">
            <text:p>0.350464</text:p>
          </table:table-cell>
          <table:table-cell table:formula="of:=([.B118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19]-[.F$2])^2" office:value-type="float" office:value="19.430464">
            <text:p>19.430464</text:p>
          </table:table-cell>
          <table:table-cell table:formula="of:=([.B11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120]-[.F$2])^2" office:value-type="float" office:value="12.902464">
            <text:p>12.902464</text:p>
          </table:table-cell>
          <table:table-cell table:formula="of:=([.B12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21]-[.F$2])^2" office:value-type="float" office:value="0.350463999999998">
            <text:p>0.350464</text:p>
          </table:table-cell>
          <table:table-cell table:formula="of:=([.B12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22]-[.F$2])^2" office:value-type="float" office:value="2.534464">
            <text:p>2.534464</text:p>
          </table:table-cell>
          <table:table-cell table:formula="of:=([.B12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23]-[.F$2])^2" office:value-type="float" office:value="0.166464000000001">
            <text:p>0.166464</text:p>
          </table:table-cell>
          <table:table-cell table:formula="of:=([.B12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24]-[.F$2])^2" office:value-type="float" office:value="1.982464">
            <text:p>1.982464</text:p>
          </table:table-cell>
          <table:table-cell table:formula="of:=([.B12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125]-[.F$2])^2" office:value-type="float" office:value="0.350463999999998">
            <text:p>0.350464</text:p>
          </table:table-cell>
          <table:table-cell table:formula="of:=([.B125]-[.G$2])^2" office:value-type="float" office:value="175.8276">
            <text:p>175.8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126]-[.F$2])^2" office:value-type="float" office:value="2.534464">
            <text:p>2.534464</text:p>
          </table:table-cell>
          <table:table-cell table:formula="of:=([.B126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27]-[.F$2])^2" office:value-type="float" office:value="29.246464">
            <text:p>29.246464</text:p>
          </table:table-cell>
          <table:table-cell table:formula="of:=([.B12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28]-[.F$2])^2" office:value-type="float" office:value="41.062464">
            <text:p>41.062464</text:p>
          </table:table-cell>
          <table:table-cell table:formula="of:=([.B12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([.A129]-[.F$2])^2" office:value-type="float" office:value="134.374464">
            <text:p>134.374464</text:p>
          </table:table-cell>
          <table:table-cell table:formula="of:=([.B129]-[.G$2])^2" office:value-type="float" office:value="410.4676">
            <text:p>410.46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130]-[.F$2])^2" office:value-type="float" office:value="43.454464">
            <text:p>43.454464</text:p>
          </table:table-cell>
          <table:table-cell table:formula="of:=([.B13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31]-[.F$2])^2" office:value-type="float" office:value="2.534464">
            <text:p>2.534464</text:p>
          </table:table-cell>
          <table:table-cell table:formula="of:=([.B13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32]-[.F$2])^2" office:value-type="float" office:value="0.350463999999998">
            <text:p>0.350464</text:p>
          </table:table-cell>
          <table:table-cell table:formula="of:=([.B132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33]-[.F$2])^2" office:value-type="float" office:value="1.982464">
            <text:p>1.982464</text:p>
          </table:table-cell>
          <table:table-cell table:formula="of:=([.B13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34]-[.F$2])^2" office:value-type="float" office:value="19.430464">
            <text:p>19.430464</text:p>
          </table:table-cell>
          <table:table-cell table:formula="of:=([.B13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35]-[.F$2])^2" office:value-type="float" office:value="41.062464">
            <text:p>41.062464</text:p>
          </table:table-cell>
          <table:table-cell table:formula="of:=([.B13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36]-[.F$2])^2" office:value-type="float" office:value="2.534464">
            <text:p>2.534464</text:p>
          </table:table-cell>
          <table:table-cell table:formula="of:=([.B13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37]-[.F$2])^2" office:value-type="float" office:value="0.350463999999998">
            <text:p>0.350464</text:p>
          </table:table-cell>
          <table:table-cell table:formula="of:=([.B13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38]-[.F$2])^2" office:value-type="float" office:value="5.79846400000001">
            <text:p>5.798464</text:p>
          </table:table-cell>
          <table:table-cell table:formula="of:=([.B13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39]-[.F$2])^2" office:value-type="float" office:value="0.166464000000001">
            <text:p>0.166464</text:p>
          </table:table-cell>
          <table:table-cell table:formula="of:=([.B13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11.614464">
            <text:p>11.614464</text:p>
          </table:table-cell>
          <table:table-cell table:formula="of:=([.B14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41]-[.F$2])^2" office:value-type="float" office:value="2.534464">
            <text:p>2.534464</text:p>
          </table:table-cell>
          <table:table-cell table:formula="of:=([.B14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42]-[.F$2])^2" office:value-type="float" office:value="1.982464">
            <text:p>1.982464</text:p>
          </table:table-cell>
          <table:table-cell table:formula="of:=([.B14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43]-[.F$2])^2" office:value-type="float" office:value="5.79846400000001">
            <text:p>5.798464</text:p>
          </table:table-cell>
          <table:table-cell table:formula="of:=([.B14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44]-[.F$2])^2" office:value-type="float" office:value="2.534464">
            <text:p>2.534464</text:p>
          </table:table-cell>
          <table:table-cell table:formula="of:=([.B14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5]-[.F$2])^2" office:value-type="float" office:value="0.350463999999998">
            <text:p>0.350464</text:p>
          </table:table-cell>
          <table:table-cell table:formula="of:=([.B14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6]-[.F$2])^2" office:value-type="float" office:value="0.350463999999998">
            <text:p>0.350464</text:p>
          </table:table-cell>
          <table:table-cell table:formula="of:=([.B14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0.350463999999998">
            <text:p>0.350464</text:p>
          </table:table-cell>
          <table:table-cell table:formula="of:=([.B147]-[.G$2])^2" office:value-type="float" office:value="333.4276">
            <text:p>333.4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48]-[.F$2])^2" office:value-type="float" office:value="5.79846400000001">
            <text:p>5.798464</text:p>
          </table:table-cell>
          <table:table-cell table:formula="of:=([.B14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149]-[.F$2])^2" office:value-type="float" office:value="1.982464">
            <text:p>1.982464</text:p>
          </table:table-cell>
          <table:table-cell table:formula="of:=([.B14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0]-[.F$2])^2" office:value-type="float" office:value="29.246464">
            <text:p>29.246464</text:p>
          </table:table-cell>
          <table:table-cell table:formula="of:=([.B150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1]-[.F$2])^2" office:value-type="float" office:value="11.614464">
            <text:p>11.614464</text:p>
          </table:table-cell>
          <table:table-cell table:formula="of:=([.B15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152]-[.F$2])^2" office:value-type="float" office:value="5.79846400000001">
            <text:p>5.798464</text:p>
          </table:table-cell>
          <table:table-cell table:formula="of:=([.B15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53]-[.F$2])^2" office:value-type="float" office:value="0.350463999999998">
            <text:p>0.350464</text:p>
          </table:table-cell>
          <table:table-cell table:formula="of:=([.B15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54]-[.F$2])^2" office:value-type="float" office:value="29.246464">
            <text:p>29.246464</text:p>
          </table:table-cell>
          <table:table-cell table:formula="of:=([.B15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155]-[.F$2])^2" office:value-type="float" office:value="0.350463999999998">
            <text:p>0.350464</text:p>
          </table:table-cell>
          <table:table-cell table:formula="of:=([.B155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0.350463999999998">
            <text:p>0.350464</text:p>
          </table:table-cell>
          <table:table-cell table:formula="of:=([.B156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57]-[.F$2])^2" office:value-type="float" office:value="0.350463999999998">
            <text:p>0.350464</text:p>
          </table:table-cell>
          <table:table-cell table:formula="of:=([.B15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58]-[.F$2])^2" office:value-type="float" office:value="0.350463999999998">
            <text:p>0.350464</text:p>
          </table:table-cell>
          <table:table-cell table:formula="of:=([.B15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0.166464000000001">
            <text:p>0.166464</text:p>
          </table:table-cell>
          <table:table-cell table:formula="of:=([.B15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60]-[.F$2])^2" office:value-type="float" office:value="2.534464">
            <text:p>2.534464</text:p>
          </table:table-cell>
          <table:table-cell table:formula="of:=([.B16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61]-[.F$2])^2" office:value-type="float" office:value="5.79846400000001">
            <text:p>5.798464</text:p>
          </table:table-cell>
          <table:table-cell table:formula="of:=([.B16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62]-[.F$2])^2" office:value-type="float" office:value="1.982464">
            <text:p>1.982464</text:p>
          </table:table-cell>
          <table:table-cell table:formula="of:=([.B16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163]-[.F$2])^2" office:value-type="float" office:value="73.822464">
            <text:p>73.822464</text:p>
          </table:table-cell>
          <table:table-cell table:formula="of:=([.B163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64]-[.F$2])^2" office:value-type="float" office:value="11.614464">
            <text:p>11.614464</text:p>
          </table:table-cell>
          <table:table-cell table:formula="of:=([.B16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65]-[.F$2])^2" office:value-type="float" office:value="0.350463999999998">
            <text:p>0.350464</text:p>
          </table:table-cell>
          <table:table-cell table:formula="of:=([.B16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6]-[.F$2])^2" office:value-type="float" office:value="29.246464">
            <text:p>29.246464</text:p>
          </table:table-cell>
          <table:table-cell table:formula="of:=([.B166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67]-[.F$2])^2" office:value-type="float" office:value="0.166464000000001">
            <text:p>0.166464</text:p>
          </table:table-cell>
          <table:table-cell table:formula="of:=([.B16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68]-[.F$2])^2" office:value-type="float" office:value="19.430464">
            <text:p>19.430464</text:p>
          </table:table-cell>
          <table:table-cell table:formula="of:=([.B16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69]-[.F$2])^2" office:value-type="float" office:value="0.350463999999998">
            <text:p>0.350464</text:p>
          </table:table-cell>
          <table:table-cell table:formula="of:=([.B16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70]-[.F$2])^2" office:value-type="float" office:value="0.350463999999998">
            <text:p>0.350464</text:p>
          </table:table-cell>
          <table:table-cell table:formula="of:=([.B17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1]-[.F$2])^2" office:value-type="float" office:value="2.534464">
            <text:p>2.534464</text:p>
          </table:table-cell>
          <table:table-cell table:formula="of:=([.B17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11.614464">
            <text:p>11.614464</text:p>
          </table:table-cell>
          <table:table-cell table:formula="of:=([.B172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73]-[.F$2])^2" office:value-type="float" office:value="0.350463999999998">
            <text:p>0.350464</text:p>
          </table:table-cell>
          <table:table-cell table:formula="of:=([.B17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74]-[.F$2])^2" office:value-type="float" office:value="5.79846400000001">
            <text:p>5.798464</text:p>
          </table:table-cell>
          <table:table-cell table:formula="of:=([.B17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75]-[.F$2])^2" office:value-type="float" office:value="19.430464">
            <text:p>19.430464</text:p>
          </table:table-cell>
          <table:table-cell table:formula="of:=([.B17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76]-[.F$2])^2" office:value-type="float" office:value="0.350463999999998">
            <text:p>0.350464</text:p>
          </table:table-cell>
          <table:table-cell table:formula="of:=([.B17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7]-[.F$2])^2" office:value-type="float" office:value="2.534464">
            <text:p>2.534464</text:p>
          </table:table-cell>
          <table:table-cell table:formula="of:=([.B17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78]-[.F$2])^2" office:value-type="float" office:value="11.614464">
            <text:p>11.614464</text:p>
          </table:table-cell>
          <table:table-cell table:formula="of:=([.B17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79]-[.F$2])^2" office:value-type="float" office:value="5.79846400000001">
            <text:p>5.798464</text:p>
          </table:table-cell>
          <table:table-cell table:formula="of:=([.B179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80]-[.F$2])^2" office:value-type="float" office:value="0.350463999999998">
            <text:p>0.350464</text:p>
          </table:table-cell>
          <table:table-cell table:formula="of:=([.B18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([.A181]-[.F$2])^2" office:value-type="float" office:value="57.638464">
            <text:p>57.638464</text:p>
          </table:table-cell>
          <table:table-cell table:formula="of:=([.B181]-[.G$2])^2" office:value-type="float" office:value="175.8276">
            <text:p>175.827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([.A182]-[.F$2])^2" office:value-type="float" office:value="309.478464">
            <text:p>309.478464</text:p>
          </table:table-cell>
          <table:table-cell table:formula="of:=([.B18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3]-[.F$2])^2" office:value-type="float" office:value="2.534464">
            <text:p>2.534464</text:p>
          </table:table-cell>
          <table:table-cell table:formula="of:=([.B18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84]-[.F$2])^2" office:value-type="float" office:value="0.166464000000001">
            <text:p>0.166464</text:p>
          </table:table-cell>
          <table:table-cell table:formula="of:=([.B18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85]-[.F$2])^2" office:value-type="float" office:value="19.430464">
            <text:p>19.430464</text:p>
          </table:table-cell>
          <table:table-cell table:formula="of:=([.B18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86]-[.F$2])^2" office:value-type="float" office:value="5.79846400000001">
            <text:p>5.798464</text:p>
          </table:table-cell>
          <table:table-cell table:formula="of:=([.B18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7]-[.F$2])^2" office:value-type="float" office:value="2.534464">
            <text:p>2.534464</text:p>
          </table:table-cell>
          <table:table-cell table:formula="of:=([.B18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8]-[.F$2])^2" office:value-type="float" office:value="2.534464">
            <text:p>2.534464</text:p>
          </table:table-cell>
          <table:table-cell table:formula="of:=([.B18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89]-[.F$2])^2" office:value-type="float" office:value="0.350463999999998">
            <text:p>0.350464</text:p>
          </table:table-cell>
          <table:table-cell table:formula="of:=([.B18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90]-[.F$2])^2" office:value-type="float" office:value="2.534464">
            <text:p>2.534464</text:p>
          </table:table-cell>
          <table:table-cell table:formula="of:=([.B19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91]-[.F$2])^2" office:value-type="float" office:value="11.614464">
            <text:p>11.614464</text:p>
          </table:table-cell>
          <table:table-cell table:formula="of:=([.B19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2]-[.F$2])^2" office:value-type="float" office:value="0.350463999999998">
            <text:p>0.350464</text:p>
          </table:table-cell>
          <table:table-cell table:formula="of:=([.B19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93]-[.F$2])^2" office:value-type="float" office:value="0.350463999999998">
            <text:p>0.350464</text:p>
          </table:table-cell>
          <table:table-cell table:formula="of:=([.B19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194]-[.F$2])^2" office:value-type="float" office:value="0.350463999999998">
            <text:p>0.350464</text:p>
          </table:table-cell>
          <table:table-cell table:formula="of:=([.B19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95]-[.F$2])^2" office:value-type="float" office:value="1.982464">
            <text:p>1.982464</text:p>
          </table:table-cell>
          <table:table-cell table:formula="of:=([.B19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6]-[.F$2])^2" office:value-type="float" office:value="0.350463999999998">
            <text:p>0.350464</text:p>
          </table:table-cell>
          <table:table-cell table:formula="of:=([.B19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97]-[.F$2])^2" office:value-type="float" office:value="0.350463999999998">
            <text:p>0.350464</text:p>
          </table:table-cell>
          <table:table-cell table:formula="of:=([.B19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8]-[.F$2])^2" office:value-type="float" office:value="0.350463999999998">
            <text:p>0.350464</text:p>
          </table:table-cell>
          <table:table-cell table:formula="of:=([.B19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99]-[.F$2])^2" office:value-type="float" office:value="19.430464">
            <text:p>19.430464</text:p>
          </table:table-cell>
          <table:table-cell table:formula="of:=([.B19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0]-[.F$2])^2" office:value-type="float" office:value="29.246464">
            <text:p>29.246464</text:p>
          </table:table-cell>
          <table:table-cell table:formula="of:=([.B200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([.A201]-[.F$2])^2" office:value-type="float" office:value="309.478464">
            <text:p>309.478464</text:p>
          </table:table-cell>
          <table:table-cell table:formula="of:=([.B201]-[.G$2])^2" office:value-type="float" office:value="333.4276">
            <text:p>333.4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02]-[.F$2])^2" office:value-type="float" office:value="19.430464">
            <text:p>19.430464</text:p>
          </table:table-cell>
          <table:table-cell table:formula="of:=([.B20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03]-[.F$2])^2" office:value-type="float" office:value="41.062464">
            <text:p>41.062464</text:p>
          </table:table-cell>
          <table:table-cell table:formula="of:=([.B203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204]-[.F$2])^2" office:value-type="float" office:value="2.534464">
            <text:p>2.534464</text:p>
          </table:table-cell>
          <table:table-cell table:formula="of:=([.B20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5]-[.F$2])^2" office:value-type="float" office:value="11.614464">
            <text:p>11.614464</text:p>
          </table:table-cell>
          <table:table-cell table:formula="of:=([.B20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06]-[.F$2])^2" office:value-type="float" office:value="11.614464">
            <text:p>11.614464</text:p>
          </table:table-cell>
          <table:table-cell table:formula="of:=([.B20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7]-[.F$2])^2" office:value-type="float" office:value="11.614464">
            <text:p>11.614464</text:p>
          </table:table-cell>
          <table:table-cell table:formula="of:=([.B20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208]-[.F$2])^2" office:value-type="float" office:value="112.190464">
            <text:p>112.190464</text:p>
          </table:table-cell>
          <table:table-cell table:formula="of:=([.B208]-[.G$2])^2" office:value-type="float" office:value="126.7876">
            <text:p>126.7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09]-[.F$2])^2" office:value-type="float" office:value="2.534464">
            <text:p>2.534464</text:p>
          </table:table-cell>
          <table:table-cell table:formula="of:=([.B20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10]-[.F$2])^2" office:value-type="float" office:value="0.166464000000001">
            <text:p>0.166464</text:p>
          </table:table-cell>
          <table:table-cell table:formula="of:=([.B21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11]-[.F$2])^2" office:value-type="float" office:value="0.350463999999998">
            <text:p>0.350464</text:p>
          </table:table-cell>
          <table:table-cell table:formula="of:=([.B21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12]-[.F$2])^2" office:value-type="float" office:value="19.430464">
            <text:p>19.430464</text:p>
          </table:table-cell>
          <table:table-cell table:formula="of:=([.B21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13]-[.F$2])^2" office:value-type="float" office:value="2.534464">
            <text:p>2.534464</text:p>
          </table:table-cell>
          <table:table-cell table:formula="of:=([.B21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14]-[.F$2])^2" office:value-type="float" office:value="0.350463999999998">
            <text:p>0.350464</text:p>
          </table:table-cell>
          <table:table-cell table:formula="of:=([.B21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15]-[.F$2])^2" office:value-type="float" office:value="19.430464">
            <text:p>19.430464</text:p>
          </table:table-cell>
          <table:table-cell table:formula="of:=([.B21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216]-[.F$2])^2" office:value-type="float" office:value="57.638464">
            <text:p>57.638464</text:p>
          </table:table-cell>
          <table:table-cell table:formula="of:=([.B216]-[.G$2])^2" office:value-type="float" office:value="126.7876">
            <text:p>126.7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17]-[.F$2])^2" office:value-type="float" office:value="11.614464">
            <text:p>11.614464</text:p>
          </table:table-cell>
          <table:table-cell table:formula="of:=([.B21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18]-[.F$2])^2" office:value-type="float" office:value="41.062464">
            <text:p>41.062464</text:p>
          </table:table-cell>
          <table:table-cell table:formula="of:=([.B21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19]-[.F$2])^2" office:value-type="float" office:value="0.350463999999998">
            <text:p>0.350464</text:p>
          </table:table-cell>
          <table:table-cell table:formula="of:=([.B21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20]-[.F$2])^2" office:value-type="float" office:value="0.350463999999998">
            <text:p>0.350464</text:p>
          </table:table-cell>
          <table:table-cell table:formula="of:=([.B22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21]-[.F$2])^2" office:value-type="float" office:value="0.350463999999998">
            <text:p>0.350464</text:p>
          </table:table-cell>
          <table:table-cell table:formula="of:=([.B22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22]-[.F$2])^2" office:value-type="float" office:value="5.79846400000001">
            <text:p>5.798464</text:p>
          </table:table-cell>
          <table:table-cell table:formula="of:=([.B22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3]-[.F$2])^2" office:value-type="float" office:value="19.430464">
            <text:p>19.430464</text:p>
          </table:table-cell>
          <table:table-cell table:formula="of:=([.B22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24]-[.F$2])^2" office:value-type="float" office:value="1.982464">
            <text:p>1.982464</text:p>
          </table:table-cell>
          <table:table-cell table:formula="of:=([.B22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25]-[.F$2])^2" office:value-type="float" office:value="5.79846400000001">
            <text:p>5.798464</text:p>
          </table:table-cell>
          <table:table-cell table:formula="of:=([.B22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43.454464">
            <text:p>43.454464</text:p>
          </table:table-cell>
          <table:table-cell table:formula="of:=([.B22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27]-[.F$2])^2" office:value-type="float" office:value="5.79846400000001">
            <text:p>5.798464</text:p>
          </table:table-cell>
          <table:table-cell table:formula="of:=([.B22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28]-[.F$2])^2" office:value-type="float" office:value="11.614464">
            <text:p>11.614464</text:p>
          </table:table-cell>
          <table:table-cell table:formula="of:=([.B22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229]-[.F$2])^2" office:value-type="float" office:value="0.350463999999998">
            <text:p>0.350464</text:p>
          </table:table-cell>
          <table:table-cell table:formula="of:=([.B22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0]-[.F$2])^2" office:value-type="float" office:value="0.350463999999998">
            <text:p>0.350464</text:p>
          </table:table-cell>
          <table:table-cell table:formula="of:=([.B23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31]-[.F$2])^2" office:value-type="float" office:value="31.270464">
            <text:p>31.270464</text:p>
          </table:table-cell>
          <table:table-cell table:formula="of:=([.B231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232]-[.F$2])^2" office:value-type="float" office:value="0.350463999999998">
            <text:p>0.350464</text:p>
          </table:table-cell>
          <table:table-cell table:formula="of:=([.B23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3]-[.F$2])^2" office:value-type="float" office:value="19.430464">
            <text:p>19.430464</text:p>
          </table:table-cell>
          <table:table-cell table:formula="of:=([.B233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234]-[.F$2])^2" office:value-type="float" office:value="0.350463999999998">
            <text:p>0.350464</text:p>
          </table:table-cell>
          <table:table-cell table:formula="of:=([.B23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35]-[.F$2])^2" office:value-type="float" office:value="29.246464">
            <text:p>29.246464</text:p>
          </table:table-cell>
          <table:table-cell table:formula="of:=([.B23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36]-[.F$2])^2" office:value-type="float" office:value="54.878464">
            <text:p>54.878464</text:p>
          </table:table-cell>
          <table:table-cell table:formula="of:=([.B236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37]-[.F$2])^2" office:value-type="float" office:value="0.350463999999998">
            <text:p>0.350464</text:p>
          </table:table-cell>
          <table:table-cell table:formula="of:=([.B23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38]-[.F$2])^2" office:value-type="float" office:value="0.350463999999998">
            <text:p>0.350464</text:p>
          </table:table-cell>
          <table:table-cell table:formula="of:=([.B23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9]-[.F$2])^2" office:value-type="float" office:value="0.350463999999998">
            <text:p>0.350464</text:p>
          </table:table-cell>
          <table:table-cell table:formula="of:=([.B23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40]-[.F$2])^2" office:value-type="float" office:value="1.982464">
            <text:p>1.982464</text:p>
          </table:table-cell>
          <table:table-cell table:formula="of:=([.B240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1]-[.F$2])^2" office:value-type="float" office:value="29.246464">
            <text:p>29.246464</text:p>
          </table:table-cell>
          <table:table-cell table:formula="of:=([.B24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2]-[.F$2])^2" office:value-type="float" office:value="0.350463999999998">
            <text:p>0.350464</text:p>
          </table:table-cell>
          <table:table-cell table:formula="of:=([.B24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43]-[.F$2])^2" office:value-type="float" office:value="0.350463999999998">
            <text:p>0.350464</text:p>
          </table:table-cell>
          <table:table-cell table:formula="of:=([.B24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0.350463999999998">
            <text:p>0.350464</text:p>
          </table:table-cell>
          <table:table-cell table:formula="of:=([.B2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5]-[.F$2])^2" office:value-type="float" office:value="29.246464">
            <text:p>29.246464</text:p>
          </table:table-cell>
          <table:table-cell table:formula="of:=([.B24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46]-[.F$2])^2" office:value-type="float" office:value="11.614464">
            <text:p>11.614464</text:p>
          </table:table-cell>
          <table:table-cell table:formula="of:=([.B24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7]-[.F$2])^2" office:value-type="float" office:value="19.430464">
            <text:p>19.430464</text:p>
          </table:table-cell>
          <table:table-cell table:formula="of:=([.B24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48]-[.F$2])^2" office:value-type="float" office:value="2.534464">
            <text:p>2.534464</text:p>
          </table:table-cell>
          <table:table-cell table:formula="of:=([.B24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9]-[.F$2])^2" office:value-type="float" office:value="0.350463999999998">
            <text:p>0.350464</text:p>
          </table:table-cell>
          <table:table-cell table:formula="of:=([.B24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50]-[.F$2])^2" office:value-type="float" office:value="5.79846400000001">
            <text:p>5.798464</text:p>
          </table:table-cell>
          <table:table-cell table:formula="of:=([.B25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51]-[.F$2])^2" office:value-type="float" office:value="0.166464000000001">
            <text:p>0.166464</text:p>
          </table:table-cell>
          <table:table-cell table:formula="of:=([.B25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252]-[.F$2])^2" office:value-type="float" office:value="0.350463999999998">
            <text:p>0.350464</text:p>
          </table:table-cell>
          <table:table-cell table:formula="of:=([.B25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53]-[.F$2])^2" office:value-type="float" office:value="41.062464">
            <text:p>41.062464</text:p>
          </table:table-cell>
          <table:table-cell table:formula="of:=([.B253]-[.G$2])^2" office:value-type="float" office:value="32.9476">
            <text:p>32.94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54]-[.F$2])^2" office:value-type="float" office:value="1.982464">
            <text:p>1.982464</text:p>
          </table:table-cell>
          <table:table-cell table:formula="of:=([.B25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0.350463999999998">
            <text:p>0.350464</text:p>
          </table:table-cell>
          <table:table-cell table:formula="of:=([.B25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56]-[.F$2])^2" office:value-type="float" office:value="2.534464">
            <text:p>2.534464</text:p>
          </table:table-cell>
          <table:table-cell table:formula="of:=([.B25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57]-[.F$2])^2" office:value-type="float" office:value="0.166464000000001">
            <text:p>0.166464</text:p>
          </table:table-cell>
          <table:table-cell table:formula="of:=([.B25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58]-[.F$2])^2" office:value-type="float" office:value="41.062464">
            <text:p>41.062464</text:p>
          </table:table-cell>
          <table:table-cell table:formula="of:=([.B25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9]-[.F$2])^2" office:value-type="float" office:value="29.246464">
            <text:p>29.246464</text:p>
          </table:table-cell>
          <table:table-cell table:formula="of:=([.B259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60]-[.F$2])^2" office:value-type="float" office:value="2.534464">
            <text:p>2.534464</text:p>
          </table:table-cell>
          <table:table-cell table:formula="of:=([.B26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1]-[.F$2])^2" office:value-type="float" office:value="19.430464">
            <text:p>19.430464</text:p>
          </table:table-cell>
          <table:table-cell table:formula="of:=([.B26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262]-[.F$2])^2" office:value-type="float" office:value="0.166464000000001">
            <text:p>0.166464</text:p>
          </table:table-cell>
          <table:table-cell table:formula="of:=([.B26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63]-[.F$2])^2" office:value-type="float" office:value="0.350463999999998">
            <text:p>0.350464</text:p>
          </table:table-cell>
          <table:table-cell table:formula="of:=([.B26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264]-[.F$2])^2" office:value-type="float" office:value="12.902464">
            <text:p>12.902464</text:p>
          </table:table-cell>
          <table:table-cell table:formula="of:=([.B26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5]-[.F$2])^2" office:value-type="float" office:value="29.246464">
            <text:p>29.246464</text:p>
          </table:table-cell>
          <table:table-cell table:formula="of:=([.B26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66]-[.F$2])^2" office:value-type="float" office:value="0.350463999999998">
            <text:p>0.350464</text:p>
          </table:table-cell>
          <table:table-cell table:formula="of:=([.B26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7]-[.F$2])^2" office:value-type="float" office:value="29.246464">
            <text:p>29.246464</text:p>
          </table:table-cell>
          <table:table-cell table:formula="of:=([.B26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68]-[.F$2])^2" office:value-type="float" office:value="11.614464">
            <text:p>11.614464</text:p>
          </table:table-cell>
          <table:table-cell table:formula="of:=([.B26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69]-[.F$2])^2" office:value-type="float" office:value="5.79846400000001">
            <text:p>5.798464</text:p>
          </table:table-cell>
          <table:table-cell table:formula="of:=([.B26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70]-[.F$2])^2" office:value-type="float" office:value="19.430464">
            <text:p>19.430464</text:p>
          </table:table-cell>
          <table:table-cell table:formula="of:=([.B27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271]-[.F$2])^2" office:value-type="float" office:value="21.086464">
            <text:p>21.086464</text:p>
          </table:table-cell>
          <table:table-cell table:formula="of:=([.B27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72]-[.F$2])^2" office:value-type="float" office:value="5.79846400000001">
            <text:p>5.798464</text:p>
          </table:table-cell>
          <table:table-cell table:formula="of:=([.B27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formula="of:=([.A273]-[.F$2])^2" office:value-type="float" office:value="184.742464">
            <text:p>184.742464</text:p>
          </table:table-cell>
          <table:table-cell table:formula="of:=([.B273]-[.G$2])^2" office:value-type="float" office:value="203.3476">
            <text:p>203.34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41.062464">
            <text:p>41.062464</text:p>
          </table:table-cell>
          <table:table-cell table:formula="of:=([.B27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75]-[.F$2])^2" office:value-type="float" office:value="0.166464000000001">
            <text:p>0.166464</text:p>
          </table:table-cell>
          <table:table-cell table:formula="of:=([.B27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9.430464">
            <text:p>19.430464</text:p>
          </table:table-cell>
          <table:table-cell table:formula="of:=([.B27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277]-[.F$2])^2" office:value-type="float" office:value="0.350463999999998">
            <text:p>0.350464</text:p>
          </table:table-cell>
          <table:table-cell table:formula="of:=([.B27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78]-[.F$2])^2" office:value-type="float" office:value="0.350463999999998">
            <text:p>0.350464</text:p>
          </table:table-cell>
          <table:table-cell table:formula="of:=([.B27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79]-[.F$2])^2" office:value-type="float" office:value="0.350463999999998">
            <text:p>0.350464</text:p>
          </table:table-cell>
          <table:table-cell table:formula="of:=([.B27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2.534464">
            <text:p>2.534464</text:p>
          </table:table-cell>
          <table:table-cell table:formula="of:=([.B28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281]-[.F$2])^2" office:value-type="float" office:value="0.350463999999998">
            <text:p>0.350464</text:p>
          </table:table-cell>
          <table:table-cell table:formula="of:=([.B28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282]-[.F$2])^2" office:value-type="float" office:value="12.902464">
            <text:p>12.902464</text:p>
          </table:table-cell>
          <table:table-cell table:formula="of:=([.B28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3]-[.F$2])^2" office:value-type="float" office:value="29.246464">
            <text:p>29.246464</text:p>
          </table:table-cell>
          <table:table-cell table:formula="of:=([.B28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284]-[.F$2])^2" office:value-type="float" office:value="2.534464">
            <text:p>2.534464</text:p>
          </table:table-cell>
          <table:table-cell table:formula="of:=([.B28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85]-[.F$2])^2" office:value-type="float" office:value="1.982464">
            <text:p>1.982464</text:p>
          </table:table-cell>
          <table:table-cell table:formula="of:=([.B28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([.A286]-[.F$2])^2" office:value-type="float" office:value="466.214464">
            <text:p>466.214464</text:p>
          </table:table-cell>
          <table:table-cell table:formula="of:=([.B286]-[.G$2])^2" office:value-type="float" office:value="27.6676">
            <text:p>27.66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87]-[.F$2])^2" office:value-type="float" office:value="41.062464">
            <text:p>41.062464</text:p>
          </table:table-cell>
          <table:table-cell table:formula="of:=([.B28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88]-[.F$2])^2" office:value-type="float" office:value="5.79846400000001">
            <text:p>5.798464</text:p>
          </table:table-cell>
          <table:table-cell table:formula="of:=([.B28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89]-[.F$2])^2" office:value-type="float" office:value="0.350463999999998">
            <text:p>0.350464</text:p>
          </table:table-cell>
          <table:table-cell table:formula="of:=([.B28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90]-[.F$2])^2" office:value-type="float" office:value="2.534464">
            <text:p>2.534464</text:p>
          </table:table-cell>
          <table:table-cell table:formula="of:=([.B29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91]-[.F$2])^2" office:value-type="float" office:value="0.350463999999998">
            <text:p>0.350464</text:p>
          </table:table-cell>
          <table:table-cell table:formula="of:=([.B29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92]-[.F$2])^2" office:value-type="float" office:value="0.166464000000001">
            <text:p>0.166464</text:p>
          </table:table-cell>
          <table:table-cell table:formula="of:=([.B29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293]-[.F$2])^2" office:value-type="float" office:value="0.166464000000001">
            <text:p>0.166464</text:p>
          </table:table-cell>
          <table:table-cell table:formula="of:=([.B29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94]-[.F$2])^2" office:value-type="float" office:value="1.982464">
            <text:p>1.982464</text:p>
          </table:table-cell>
          <table:table-cell table:formula="of:=([.B29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295]-[.F$2])^2" office:value-type="float" office:value="6.71846399999999">
            <text:p>6.718464</text:p>
          </table:table-cell>
          <table:table-cell table:formula="of:=([.B29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1.982464">
            <text:p>1.982464</text:p>
          </table:table-cell>
          <table:table-cell table:formula="of:=([.B29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97]-[.F$2])^2" office:value-type="float" office:value="1.982464">
            <text:p>1.982464</text:p>
          </table:table-cell>
          <table:table-cell table:formula="of:=([.B297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98]-[.F$2])^2" office:value-type="float" office:value="2.534464">
            <text:p>2.534464</text:p>
          </table:table-cell>
          <table:table-cell table:formula="of:=([.B29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299]-[.F$2])^2" office:value-type="float" office:value="2.534464">
            <text:p>2.534464</text:p>
          </table:table-cell>
          <table:table-cell table:formula="of:=([.B29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00]-[.F$2])^2" office:value-type="float" office:value="11.614464">
            <text:p>11.614464</text:p>
          </table:table-cell>
          <table:table-cell table:formula="of:=([.B30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301]-[.F$2])^2" office:value-type="float" office:value="0.350463999999998">
            <text:p>0.350464</text:p>
          </table:table-cell>
          <table:table-cell table:formula="of:=([.B30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302]-[.F$2])^2" office:value-type="float" office:value="2.534464">
            <text:p>2.534464</text:p>
          </table:table-cell>
          <table:table-cell table:formula="of:=([.B302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303]-[.F$2])^2" office:value-type="float" office:value="0.166464000000001">
            <text:p>0.166464</text:p>
          </table:table-cell>
          <table:table-cell table:formula="of:=([.B30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0.350463999999998">
            <text:p>0.350464</text:p>
          </table:table-cell>
          <table:table-cell table:formula="of:=([.B30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5]-[.F$2])^2" office:value-type="float" office:value="29.246464">
            <text:p>29.246464</text:p>
          </table:table-cell>
          <table:table-cell table:formula="of:=([.B30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06]-[.F$2])^2" office:value-type="float" office:value="2.534464">
            <text:p>2.534464</text:p>
          </table:table-cell>
          <table:table-cell table:formula="of:=([.B30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41.062464">
            <text:p>41.062464</text:p>
          </table:table-cell>
          <table:table-cell table:formula="of:=([.B30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8]-[.F$2])^2" office:value-type="float" office:value="29.246464">
            <text:p>29.246464</text:p>
          </table:table-cell>
          <table:table-cell table:formula="of:=([.B30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9]-[.F$2])^2" office:value-type="float" office:value="0.350463999999998">
            <text:p>0.350464</text:p>
          </table:table-cell>
          <table:table-cell table:formula="of:=([.B30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10]-[.F$2])^2" office:value-type="float" office:value="5.79846400000001">
            <text:p>5.798464</text:p>
          </table:table-cell>
          <table:table-cell table:formula="of:=([.B31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11]-[.F$2])^2" office:value-type="float" office:value="2.534464">
            <text:p>2.534464</text:p>
          </table:table-cell>
          <table:table-cell table:formula="of:=([.B31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12]-[.F$2])^2" office:value-type="float" office:value="1.982464">
            <text:p>1.982464</text:p>
          </table:table-cell>
          <table:table-cell table:formula="of:=([.B31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13]-[.F$2])^2" office:value-type="float" office:value="31.270464">
            <text:p>31.270464</text:p>
          </table:table-cell>
          <table:table-cell table:formula="of:=([.B31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14]-[.F$2])^2" office:value-type="float" office:value="0.350463999999998">
            <text:p>0.350464</text:p>
          </table:table-cell>
          <table:table-cell table:formula="of:=([.B31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5]-[.F$2])^2" office:value-type="float" office:value="29.246464">
            <text:p>29.246464</text:p>
          </table:table-cell>
          <table:table-cell table:formula="of:=([.B31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16]-[.F$2])^2" office:value-type="float" office:value="0.350463999999998">
            <text:p>0.350464</text:p>
          </table:table-cell>
          <table:table-cell table:formula="of:=([.B31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17]-[.F$2])^2" office:value-type="float" office:value="0.350463999999998">
            <text:p>0.350464</text:p>
          </table:table-cell>
          <table:table-cell table:formula="of:=([.B31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18]-[.F$2])^2" office:value-type="float" office:value="0.166464000000001">
            <text:p>0.166464</text:p>
          </table:table-cell>
          <table:table-cell table:formula="of:=([.B31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19]-[.F$2])^2" office:value-type="float" office:value="2.534464">
            <text:p>2.534464</text:p>
          </table:table-cell>
          <table:table-cell table:formula="of:=([.B31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20]-[.F$2])^2" office:value-type="float" office:value="0.350463999999998">
            <text:p>0.350464</text:p>
          </table:table-cell>
          <table:table-cell table:formula="of:=([.B32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1]-[.F$2])^2" office:value-type="float" office:value="29.246464">
            <text:p>29.246464</text:p>
          </table:table-cell>
          <table:table-cell table:formula="of:=([.B32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0.350463999999998">
            <text:p>0.350464</text:p>
          </table:table-cell>
          <table:table-cell table:formula="of:=([.B32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23]-[.F$2])^2" office:value-type="float" office:value="0.166464000000001">
            <text:p>0.166464</text:p>
          </table:table-cell>
          <table:table-cell table:formula="of:=([.B32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24]-[.F$2])^2" office:value-type="float" office:value="0.166464000000001">
            <text:p>0.166464</text:p>
          </table:table-cell>
          <table:table-cell table:formula="of:=([.B32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25]-[.F$2])^2" office:value-type="float" office:value="0.350463999999998">
            <text:p>0.350464</text:p>
          </table:table-cell>
          <table:table-cell table:formula="of:=([.B32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6]-[.F$2])^2" office:value-type="float" office:value="41.062464">
            <text:p>41.062464</text:p>
          </table:table-cell>
          <table:table-cell table:formula="of:=([.B32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27]-[.F$2])^2" office:value-type="float" office:value="11.614464">
            <text:p>11.614464</text:p>
          </table:table-cell>
          <table:table-cell table:formula="of:=([.B32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328]-[.F$2])^2" office:value-type="float" office:value="0.350463999999998">
            <text:p>0.350464</text:p>
          </table:table-cell>
          <table:table-cell table:formula="of:=([.B328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9]-[.F$2])^2" office:value-type="float" office:value="29.246464">
            <text:p>29.246464</text:p>
          </table:table-cell>
          <table:table-cell table:formula="of:=([.B32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30]-[.F$2])^2" office:value-type="float" office:value="0.350463999999998">
            <text:p>0.350464</text:p>
          </table:table-cell>
          <table:table-cell table:formula="of:=([.B33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31]-[.F$2])^2" office:value-type="float" office:value="0.350463999999998">
            <text:p>0.350464</text:p>
          </table:table-cell>
          <table:table-cell table:formula="of:=([.B33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32]-[.F$2])^2" office:value-type="float" office:value="0.166464000000001">
            <text:p>0.166464</text:p>
          </table:table-cell>
          <table:table-cell table:formula="of:=([.B33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formula="of:=([.A333]-[.F$2])^2" office:value-type="float" office:value="112.190464">
            <text:p>112.190464</text:p>
          </table:table-cell>
          <table:table-cell table:formula="of:=([.B333]-[.G$2])^2" office:value-type="float" office:value="410.4676">
            <text:p>410.46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34]-[.F$2])^2" office:value-type="float" office:value="41.062464">
            <text:p>41.062464</text:p>
          </table:table-cell>
          <table:table-cell table:formula="of:=([.B33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35]-[.F$2])^2" office:value-type="float" office:value="0.166464000000001">
            <text:p>0.166464</text:p>
          </table:table-cell>
          <table:table-cell table:formula="of:=([.B33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0.350463999999998">
            <text:p>0.350464</text:p>
          </table:table-cell>
          <table:table-cell table:formula="of:=([.B33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337]-[.F$2])^2" office:value-type="float" office:value="2.534464">
            <text:p>2.534464</text:p>
          </table:table-cell>
          <table:table-cell table:formula="of:=([.B33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8]-[.F$2])^2" office:value-type="float" office:value="29.246464">
            <text:p>29.246464</text:p>
          </table:table-cell>
          <table:table-cell table:formula="of:=([.B338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39]-[.F$2])^2" office:value-type="float" office:value="11.614464">
            <text:p>11.614464</text:p>
          </table:table-cell>
          <table:table-cell table:formula="of:=([.B33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40]-[.F$2])^2" office:value-type="float" office:value="11.614464">
            <text:p>11.614464</text:p>
          </table:table-cell>
          <table:table-cell table:formula="of:=([.B34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341]-[.F$2])^2" office:value-type="float" office:value="57.638464">
            <text:p>57.638464</text:p>
          </table:table-cell>
          <table:table-cell table:formula="of:=([.B34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2]-[.F$2])^2" office:value-type="float" office:value="29.246464">
            <text:p>29.246464</text:p>
          </table:table-cell>
          <table:table-cell table:formula="of:=([.B34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0.350463999999998">
            <text:p>0.350464</text:p>
          </table:table-cell>
          <table:table-cell table:formula="of:=([.B34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4]-[.F$2])^2" office:value-type="float" office:value="0.350463999999998">
            <text:p>0.350464</text:p>
          </table:table-cell>
          <table:table-cell table:formula="of:=([.B3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45]-[.F$2])^2" office:value-type="float" office:value="2.534464">
            <text:p>2.534464</text:p>
          </table:table-cell>
          <table:table-cell table:formula="of:=([.B34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46]-[.F$2])^2" office:value-type="float" office:value="2.534464">
            <text:p>2.534464</text:p>
          </table:table-cell>
          <table:table-cell table:formula="of:=([.B34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7]-[.F$2])^2" office:value-type="float" office:value="29.246464">
            <text:p>29.246464</text:p>
          </table:table-cell>
          <table:table-cell table:formula="of:=([.B34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48]-[.F$2])^2" office:value-type="float" office:value="0.166464000000001">
            <text:p>0.166464</text:p>
          </table:table-cell>
          <table:table-cell table:formula="of:=([.B34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49]-[.F$2])^2" office:value-type="float" office:value="0.166464000000001">
            <text:p>0.166464</text:p>
          </table:table-cell>
          <table:table-cell table:formula="of:=([.B34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50]-[.F$2])^2" office:value-type="float" office:value="0.350463999999998">
            <text:p>0.350464</text:p>
          </table:table-cell>
          <table:table-cell table:formula="of:=([.B35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1.982464">
            <text:p>1.982464</text:p>
          </table:table-cell>
          <table:table-cell table:formula="of:=([.B35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2]-[.F$2])^2" office:value-type="float" office:value="0.350463999999998">
            <text:p>0.350464</text:p>
          </table:table-cell>
          <table:table-cell table:formula="of:=([.B35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3]-[.F$2])^2" office:value-type="float" office:value="0.350463999999998">
            <text:p>0.350464</text:p>
          </table:table-cell>
          <table:table-cell table:formula="of:=([.B35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54]-[.F$2])^2" office:value-type="float" office:value="0.350463999999998">
            <text:p>0.350464</text:p>
          </table:table-cell>
          <table:table-cell table:formula="of:=([.B35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0.350463999999998">
            <text:p>0.350464</text:p>
          </table:table-cell>
          <table:table-cell table:formula="of:=([.B35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5.79846400000001">
            <text:p>5.798464</text:p>
          </table:table-cell>
          <table:table-cell table:formula="of:=([.B356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57]-[.F$2])^2" office:value-type="float" office:value="0.350463999999998">
            <text:p>0.350464</text:p>
          </table:table-cell>
          <table:table-cell table:formula="of:=([.B357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58]-[.F$2])^2" office:value-type="float" office:value="1.982464">
            <text:p>1.982464</text:p>
          </table:table-cell>
          <table:table-cell table:formula="of:=([.B35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59]-[.F$2])^2" office:value-type="float" office:value="2.534464">
            <text:p>2.534464</text:p>
          </table:table-cell>
          <table:table-cell table:formula="of:=([.B35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360]-[.F$2])^2" office:value-type="float" office:value="2.534464">
            <text:p>2.534464</text:p>
          </table:table-cell>
          <table:table-cell table:formula="of:=([.B36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([.A361]-[.F$2])^2" office:value-type="float" office:value="243.110464">
            <text:p>243.110464</text:p>
          </table:table-cell>
          <table:table-cell table:formula="of:=([.B36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62]-[.F$2])^2" office:value-type="float" office:value="11.614464">
            <text:p>11.614464</text:p>
          </table:table-cell>
          <table:table-cell table:formula="of:=([.B36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63]-[.F$2])^2" office:value-type="float" office:value="5.79846400000001">
            <text:p>5.798464</text:p>
          </table:table-cell>
          <table:table-cell table:formula="of:=([.B36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64]-[.F$2])^2" office:value-type="float" office:value="19.430464">
            <text:p>19.430464</text:p>
          </table:table-cell>
          <table:table-cell table:formula="of:=([.B36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65]-[.F$2])^2" office:value-type="float" office:value="1.982464">
            <text:p>1.982464</text:p>
          </table:table-cell>
          <table:table-cell table:formula="of:=([.B36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66]-[.F$2])^2" office:value-type="float" office:value="11.614464">
            <text:p>11.614464</text:p>
          </table:table-cell>
          <table:table-cell table:formula="of:=([.B36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67]-[.F$2])^2" office:value-type="float" office:value="6.71846399999999">
            <text:p>6.718464</text:p>
          </table:table-cell>
          <table:table-cell table:formula="of:=([.B367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68]-[.F$2])^2" office:value-type="float" office:value="31.270464">
            <text:p>31.270464</text:p>
          </table:table-cell>
          <table:table-cell table:formula="of:=([.B36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369]-[.F$2])^2" office:value-type="float" office:value="57.638464">
            <text:p>57.638464</text:p>
          </table:table-cell>
          <table:table-cell table:formula="of:=([.B36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70]-[.F$2])^2" office:value-type="float" office:value="0.166464000000001">
            <text:p>0.166464</text:p>
          </table:table-cell>
          <table:table-cell table:formula="of:=([.B37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71]-[.F$2])^2" office:value-type="float" office:value="1.982464">
            <text:p>1.982464</text:p>
          </table:table-cell>
          <table:table-cell table:formula="of:=([.B37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2]-[.F$2])^2" office:value-type="float" office:value="29.246464">
            <text:p>29.246464</text:p>
          </table:table-cell>
          <table:table-cell table:formula="of:=([.B37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373]-[.F$2])^2" office:value-type="float" office:value="43.454464">
            <text:p>43.454464</text:p>
          </table:table-cell>
          <table:table-cell table:formula="of:=([.B37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74]-[.F$2])^2" office:value-type="float" office:value="2.534464">
            <text:p>2.534464</text:p>
          </table:table-cell>
          <table:table-cell table:formula="of:=([.B37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75]-[.F$2])^2" office:value-type="float" office:value="1.982464">
            <text:p>1.982464</text:p>
          </table:table-cell>
          <table:table-cell table:formula="of:=([.B37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76]-[.F$2])^2" office:value-type="float" office:value="0.350463999999998">
            <text:p>0.350464</text:p>
          </table:table-cell>
          <table:table-cell table:formula="of:=([.B37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77]-[.F$2])^2" office:value-type="float" office:value="0.166464000000001">
            <text:p>0.166464</text:p>
          </table:table-cell>
          <table:table-cell table:formula="of:=([.B37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78]-[.F$2])^2" office:value-type="float" office:value="1.982464">
            <text:p>1.982464</text:p>
          </table:table-cell>
          <table:table-cell table:formula="of:=([.B37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79]-[.F$2])^2" office:value-type="float" office:value="0.350463999999998">
            <text:p>0.350464</text:p>
          </table:table-cell>
          <table:table-cell table:formula="of:=([.B37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0]-[.F$2])^2" office:value-type="float" office:value="11.614464">
            <text:p>11.614464</text:p>
          </table:table-cell>
          <table:table-cell table:formula="of:=([.B38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381]-[.F$2])^2" office:value-type="float" office:value="43.454464">
            <text:p>43.454464</text:p>
          </table:table-cell>
          <table:table-cell table:formula="of:=([.B38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82]-[.F$2])^2" office:value-type="float" office:value="0.166464000000001">
            <text:p>0.166464</text:p>
          </table:table-cell>
          <table:table-cell table:formula="of:=([.B38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83]-[.F$2])^2" office:value-type="float" office:value="1.982464">
            <text:p>1.982464</text:p>
          </table:table-cell>
          <table:table-cell table:formula="of:=([.B38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84]-[.F$2])^2" office:value-type="float" office:value="0.350463999999998">
            <text:p>0.350464</text:p>
          </table:table-cell>
          <table:table-cell table:formula="of:=([.B38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85]-[.F$2])^2" office:value-type="float" office:value="0.166464000000001">
            <text:p>0.166464</text:p>
          </table:table-cell>
          <table:table-cell table:formula="of:=([.B38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86]-[.F$2])^2" office:value-type="float" office:value="0.166464000000001">
            <text:p>0.166464</text:p>
          </table:table-cell>
          <table:table-cell table:formula="of:=([.B38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87]-[.F$2])^2" office:value-type="float" office:value="1.982464">
            <text:p>1.982464</text:p>
          </table:table-cell>
          <table:table-cell table:formula="of:=([.B38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88]-[.F$2])^2" office:value-type="float" office:value="2.534464">
            <text:p>2.534464</text:p>
          </table:table-cell>
          <table:table-cell table:formula="of:=([.B38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89]-[.F$2])^2" office:value-type="float" office:value="0.350463999999998">
            <text:p>0.350464</text:p>
          </table:table-cell>
          <table:table-cell table:formula="of:=([.B38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90]-[.F$2])^2" office:value-type="float" office:value="2.534464">
            <text:p>2.534464</text:p>
          </table:table-cell>
          <table:table-cell table:formula="of:=([.B39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91]-[.F$2])^2" office:value-type="float" office:value="5.79846400000001">
            <text:p>5.798464</text:p>
          </table:table-cell>
          <table:table-cell table:formula="of:=([.B39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92]-[.F$2])^2" office:value-type="float" office:value="11.614464">
            <text:p>11.614464</text:p>
          </table:table-cell>
          <table:table-cell table:formula="of:=([.B39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93]-[.F$2])^2" office:value-type="float" office:value="0.166464000000001">
            <text:p>0.166464</text:p>
          </table:table-cell>
          <table:table-cell table:formula="of:=([.B39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4]-[.F$2])^2" office:value-type="float" office:value="0.350463999999998">
            <text:p>0.350464</text:p>
          </table:table-cell>
          <table:table-cell table:formula="of:=([.B39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95]-[.F$2])^2" office:value-type="float" office:value="2.534464">
            <text:p>2.534464</text:p>
          </table:table-cell>
          <table:table-cell table:formula="of:=([.B39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6]-[.F$2])^2" office:value-type="float" office:value="0.350463999999998">
            <text:p>0.350464</text:p>
          </table:table-cell>
          <table:table-cell table:formula="of:=([.B39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97]-[.F$2])^2" office:value-type="float" office:value="11.614464">
            <text:p>11.614464</text:p>
          </table:table-cell>
          <table:table-cell table:formula="of:=([.B39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98]-[.F$2])^2" office:value-type="float" office:value="0.350463999999998">
            <text:p>0.350464</text:p>
          </table:table-cell>
          <table:table-cell table:formula="of:=([.B39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9]-[.F$2])^2" office:value-type="float" office:value="19.430464">
            <text:p>19.430464</text:p>
          </table:table-cell>
          <table:table-cell table:formula="of:=([.B39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0]-[.F$2])^2" office:value-type="float" office:value="0.350463999999998">
            <text:p>0.350464</text:p>
          </table:table-cell>
          <table:table-cell table:formula="of:=([.B40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01]-[.F$2])^2" office:value-type="float" office:value="11.614464">
            <text:p>11.614464</text:p>
          </table:table-cell>
          <table:table-cell table:formula="of:=([.B40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02]-[.F$2])^2" office:value-type="float" office:value="1.982464">
            <text:p>1.982464</text:p>
          </table:table-cell>
          <table:table-cell table:formula="of:=([.B40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0.350463999999998">
            <text:p>0.350464</text:p>
          </table:table-cell>
          <table:table-cell table:formula="of:=([.B40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4]-[.F$2])^2" office:value-type="float" office:value="0.350463999999998">
            <text:p>0.350464</text:p>
          </table:table-cell>
          <table:table-cell table:formula="of:=([.B40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05]-[.F$2])^2" office:value-type="float" office:value="0.166464000000001">
            <text:p>0.166464</text:p>
          </table:table-cell>
          <table:table-cell table:formula="of:=([.B40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406]-[.F$2])^2" office:value-type="float" office:value="31.270464">
            <text:p>31.270464</text:p>
          </table:table-cell>
          <table:table-cell table:formula="of:=([.B40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07]-[.F$2])^2" office:value-type="float" office:value="5.79846400000001">
            <text:p>5.798464</text:p>
          </table:table-cell>
          <table:table-cell table:formula="of:=([.B40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08]-[.F$2])^2" office:value-type="float" office:value="1.982464">
            <text:p>1.982464</text:p>
          </table:table-cell>
          <table:table-cell table:formula="of:=([.B40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09]-[.F$2])^2" office:value-type="float" office:value="11.614464">
            <text:p>11.614464</text:p>
          </table:table-cell>
          <table:table-cell table:formula="of:=([.B40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10]-[.F$2])^2" office:value-type="float" office:value="2.534464">
            <text:p>2.534464</text:p>
          </table:table-cell>
          <table:table-cell table:formula="of:=([.B41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411]-[.F$2])^2" office:value-type="float" office:value="2.534464">
            <text:p>2.534464</text:p>
          </table:table-cell>
          <table:table-cell table:formula="of:=([.B41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12]-[.F$2])^2" office:value-type="float" office:value="5.79846400000001">
            <text:p>5.798464</text:p>
          </table:table-cell>
          <table:table-cell table:formula="of:=([.B41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413]-[.F$2])^2" office:value-type="float" office:value="0.166464000000001">
            <text:p>0.166464</text:p>
          </table:table-cell>
          <table:table-cell table:formula="of:=([.B41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14]-[.F$2])^2" office:value-type="float" office:value="5.79846400000001">
            <text:p>5.798464</text:p>
          </table:table-cell>
          <table:table-cell table:formula="of:=([.B41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0.350463999999998">
            <text:p>0.350464</text:p>
          </table:table-cell>
          <table:table-cell table:formula="of:=([.B41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6]-[.F$2])^2" office:value-type="float" office:value="29.246464">
            <text:p>29.246464</text:p>
          </table:table-cell>
          <table:table-cell table:formula="of:=([.B41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17]-[.F$2])^2" office:value-type="float" office:value="0.350463999999998">
            <text:p>0.350464</text:p>
          </table:table-cell>
          <table:table-cell table:formula="of:=([.B41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18]-[.F$2])^2" office:value-type="float" office:value="5.79846400000001">
            <text:p>5.798464</text:p>
          </table:table-cell>
          <table:table-cell table:formula="of:=([.B41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419]-[.F$2])^2" office:value-type="float" office:value="2.534464">
            <text:p>2.534464</text:p>
          </table:table-cell>
          <table:table-cell table:formula="of:=([.B41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420]-[.F$2])^2" office:value-type="float" office:value="57.638464">
            <text:p>57.638464</text:p>
          </table:table-cell>
          <table:table-cell table:formula="of:=([.B42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21]-[.F$2])^2" office:value-type="float" office:value="2.534464">
            <text:p>2.534464</text:p>
          </table:table-cell>
          <table:table-cell table:formula="of:=([.B42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22]-[.F$2])^2" office:value-type="float" office:value="11.614464">
            <text:p>11.614464</text:p>
          </table:table-cell>
          <table:table-cell table:formula="of:=([.B42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23]-[.F$2])^2" office:value-type="float" office:value="2.534464">
            <text:p>2.534464</text:p>
          </table:table-cell>
          <table:table-cell table:formula="of:=([.B42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24]-[.F$2])^2" office:value-type="float" office:value="1.982464">
            <text:p>1.982464</text:p>
          </table:table-cell>
          <table:table-cell table:formula="of:=([.B42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25]-[.F$2])^2" office:value-type="float" office:value="5.79846400000001">
            <text:p>5.798464</text:p>
          </table:table-cell>
          <table:table-cell table:formula="of:=([.B425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26]-[.F$2])^2" office:value-type="float" office:value="11.614464">
            <text:p>11.614464</text:p>
          </table:table-cell>
          <table:table-cell table:formula="of:=([.B42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27]-[.F$2])^2" office:value-type="float" office:value="0.166464000000001">
            <text:p>0.166464</text:p>
          </table:table-cell>
          <table:table-cell table:formula="of:=([.B42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428]-[.F$2])^2" office:value-type="float" office:value="21.086464">
            <text:p>21.086464</text:p>
          </table:table-cell>
          <table:table-cell table:formula="of:=([.B42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29]-[.F$2])^2" office:value-type="float" office:value="5.79846400000001">
            <text:p>5.798464</text:p>
          </table:table-cell>
          <table:table-cell table:formula="of:=([.B42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30]-[.F$2])^2" office:value-type="float" office:value="1.982464">
            <text:p>1.982464</text:p>
          </table:table-cell>
          <table:table-cell table:formula="of:=([.B43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1]-[.F$2])^2" office:value-type="float" office:value="19.430464">
            <text:p>19.430464</text:p>
          </table:table-cell>
          <table:table-cell table:formula="of:=([.B43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32]-[.F$2])^2" office:value-type="float" office:value="0.350463999999998">
            <text:p>0.350464</text:p>
          </table:table-cell>
          <table:table-cell table:formula="of:=([.B43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41.062464">
            <text:p>41.062464</text:p>
          </table:table-cell>
          <table:table-cell table:formula="of:=([.B43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34]-[.F$2])^2" office:value-type="float" office:value="11.614464">
            <text:p>11.614464</text:p>
          </table:table-cell>
          <table:table-cell table:formula="of:=([.B43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35]-[.F$2])^2" office:value-type="float" office:value="0.350463999999998">
            <text:p>0.350464</text:p>
          </table:table-cell>
          <table:table-cell table:formula="of:=([.B43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36]-[.F$2])^2" office:value-type="float" office:value="0.166464000000001">
            <text:p>0.166464</text:p>
          </table:table-cell>
          <table:table-cell table:formula="of:=([.B43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37]-[.F$2])^2" office:value-type="float" office:value="0.350463999999998">
            <text:p>0.350464</text:p>
          </table:table-cell>
          <table:table-cell table:formula="of:=([.B43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438]-[.F$2])^2" office:value-type="float" office:value="0.350463999999998">
            <text:p>0.350464</text:p>
          </table:table-cell>
          <table:table-cell table:formula="of:=([.B43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39]-[.F$2])^2" office:value-type="float" office:value="0.166464000000001">
            <text:p>0.166464</text:p>
          </table:table-cell>
          <table:table-cell table:formula="of:=([.B43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40]-[.F$2])^2" office:value-type="float" office:value="1.982464">
            <text:p>1.982464</text:p>
          </table:table-cell>
          <table:table-cell table:formula="of:=([.B44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41]-[.F$2])^2" office:value-type="float" office:value="2.534464">
            <text:p>2.534464</text:p>
          </table:table-cell>
          <table:table-cell table:formula="of:=([.B44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442]-[.F$2])^2" office:value-type="float" office:value="2.534464">
            <text:p>2.534464</text:p>
          </table:table-cell>
          <table:table-cell table:formula="of:=([.B44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43]-[.F$2])^2" office:value-type="float" office:value="0.166464000000001">
            <text:p>0.166464</text:p>
          </table:table-cell>
          <table:table-cell table:formula="of:=([.B44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44]-[.F$2])^2" office:value-type="float" office:value="0.166464000000001">
            <text:p>0.166464</text:p>
          </table:table-cell>
          <table:table-cell table:formula="of:=([.B4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45]-[.F$2])^2" office:value-type="float" office:value="29.246464">
            <text:p>29.246464</text:p>
          </table:table-cell>
          <table:table-cell table:formula="of:=([.B44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46]-[.F$2])^2" office:value-type="float" office:value="19.430464">
            <text:p>19.430464</text:p>
          </table:table-cell>
          <table:table-cell table:formula="of:=([.B44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47]-[.F$2])^2" office:value-type="float" office:value="11.614464">
            <text:p>11.614464</text:p>
          </table:table-cell>
          <table:table-cell table:formula="of:=([.B44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0.350463999999998">
            <text:p>0.350464</text:p>
          </table:table-cell>
          <table:table-cell table:formula="of:=([.B44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49]-[.F$2])^2" office:value-type="float" office:value="29.246464">
            <text:p>29.246464</text:p>
          </table:table-cell>
          <table:table-cell table:formula="of:=([.B44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50]-[.F$2])^2" office:value-type="float" office:value="19.430464">
            <text:p>19.430464</text:p>
          </table:table-cell>
          <table:table-cell table:formula="of:=([.B45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51]-[.F$2])^2" office:value-type="float" office:value="0.350463999999998">
            <text:p>0.350464</text:p>
          </table:table-cell>
          <table:table-cell table:formula="of:=([.B45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52]-[.F$2])^2" office:value-type="float" office:value="11.614464">
            <text:p>11.614464</text:p>
          </table:table-cell>
          <table:table-cell table:formula="of:=([.B45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53]-[.F$2])^2" office:value-type="float" office:value="6.71846399999999">
            <text:p>6.718464</text:p>
          </table:table-cell>
          <table:table-cell table:formula="of:=([.B453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454]-[.F$2])^2" office:value-type="float" office:value="0.350463999999998">
            <text:p>0.350464</text:p>
          </table:table-cell>
          <table:table-cell table:formula="of:=([.B45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455]-[.F$2])^2" office:value-type="float" office:value="2.534464">
            <text:p>2.534464</text:p>
          </table:table-cell>
          <table:table-cell table:formula="of:=([.B455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6]-[.F$2])^2" office:value-type="float" office:value="19.430464">
            <text:p>19.430464</text:p>
          </table:table-cell>
          <table:table-cell table:formula="of:=([.B456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457]-[.F$2])^2" office:value-type="float" office:value="21.086464">
            <text:p>21.086464</text:p>
          </table:table-cell>
          <table:table-cell table:formula="of:=([.B45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6.71846399999999">
            <text:p>6.718464</text:p>
          </table:table-cell>
          <table:table-cell table:formula="of:=([.B458]-[.G$2])^2" office:value-type="float" office:value="18.1476">
            <text:p>18.1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459]-[.F$2])^2" office:value-type="float" office:value="0.350463999999998">
            <text:p>0.350464</text:p>
          </table:table-cell>
          <table:table-cell table:formula="of:=([.B45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60]-[.F$2])^2" office:value-type="float" office:value="0.166464000000001">
            <text:p>0.166464</text:p>
          </table:table-cell>
          <table:table-cell table:formula="of:=([.B46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461]-[.F$2])^2" office:value-type="float" office:value="0.350463999999998">
            <text:p>0.350464</text:p>
          </table:table-cell>
          <table:table-cell table:formula="of:=([.B461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2.902464">
            <text:p>12.902464</text:p>
          </table:table-cell>
          <table:table-cell table:formula="of:=([.B46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63]-[.F$2])^2" office:value-type="float" office:value="0.350463999999998">
            <text:p>0.350464</text:p>
          </table:table-cell>
          <table:table-cell table:formula="of:=([.B46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64]-[.F$2])^2" office:value-type="float" office:value="0.166464000000001">
            <text:p>0.166464</text:p>
          </table:table-cell>
          <table:table-cell table:formula="of:=([.B46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65]-[.F$2])^2" office:value-type="float" office:value="2.534464">
            <text:p>2.534464</text:p>
          </table:table-cell>
          <table:table-cell table:formula="of:=([.B46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6]-[.F$2])^2" office:value-type="float" office:value="11.614464">
            <text:p>11.614464</text:p>
          </table:table-cell>
          <table:table-cell table:formula="of:=([.B46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7]-[.F$2])^2" office:value-type="float" office:value="11.614464">
            <text:p>11.614464</text:p>
          </table:table-cell>
          <table:table-cell table:formula="of:=([.B46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([.A468]-[.F$2])^2" office:value-type="float" office:value="275.294464">
            <text:p>275.294464</text:p>
          </table:table-cell>
          <table:table-cell table:formula="of:=([.B468]-[.G$2])^2" office:value-type="float" office:value="52.7076">
            <text:p>52.7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69]-[.F$2])^2" office:value-type="float" office:value="0.350463999999998">
            <text:p>0.350464</text:p>
          </table:table-cell>
          <table:table-cell table:formula="of:=([.B46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470]-[.F$2])^2" office:value-type="float" office:value="0.166464000000001">
            <text:p>0.166464</text:p>
          </table:table-cell>
          <table:table-cell table:formula="of:=([.B47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([.A471]-[.F$2])^2" office:value-type="float" office:value="92.006464">
            <text:p>92.006464</text:p>
          </table:table-cell>
          <table:table-cell table:formula="of:=([.B47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472]-[.F$2])^2" office:value-type="float" office:value="134.374464">
            <text:p>134.374464</text:p>
          </table:table-cell>
          <table:table-cell table:formula="of:=([.B47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73]-[.F$2])^2" office:value-type="float" office:value="0.350463999999998">
            <text:p>0.350464</text:p>
          </table:table-cell>
          <table:table-cell table:formula="of:=([.B47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74]-[.F$2])^2" office:value-type="float" office:value="1.982464">
            <text:p>1.982464</text:p>
          </table:table-cell>
          <table:table-cell table:formula="of:=([.B47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475]-[.F$2])^2" office:value-type="float" office:value="11.614464">
            <text:p>11.614464</text:p>
          </table:table-cell>
          <table:table-cell table:formula="of:=([.B475]-[.G$2])^2" office:value-type="float" office:value="27.6676">
            <text:p>27.6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76]-[.F$2])^2" office:value-type="float" office:value="2.534464">
            <text:p>2.534464</text:p>
          </table:table-cell>
          <table:table-cell table:formula="of:=([.B47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77]-[.F$2])^2" office:value-type="float" office:value="1.982464">
            <text:p>1.982464</text:p>
          </table:table-cell>
          <table:table-cell table:formula="of:=([.B47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78]-[.F$2])^2" office:value-type="float" office:value="0.166464000000001">
            <text:p>0.166464</text:p>
          </table:table-cell>
          <table:table-cell table:formula="of:=([.B47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79]-[.F$2])^2" office:value-type="float" office:value="1.982464">
            <text:p>1.982464</text:p>
          </table:table-cell>
          <table:table-cell table:formula="of:=([.B47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80]-[.F$2])^2" office:value-type="float" office:value="5.79846400000001">
            <text:p>5.798464</text:p>
          </table:table-cell>
          <table:table-cell table:formula="of:=([.B48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81]-[.F$2])^2" office:value-type="float" office:value="2.534464">
            <text:p>2.534464</text:p>
          </table:table-cell>
          <table:table-cell table:formula="of:=([.B48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82]-[.F$2])^2" office:value-type="float" office:value="0.350463999999998">
            <text:p>0.350464</text:p>
          </table:table-cell>
          <table:table-cell table:formula="of:=([.B48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83]-[.F$2])^2" office:value-type="float" office:value="11.614464">
            <text:p>11.614464</text:p>
          </table:table-cell>
          <table:table-cell table:formula="of:=([.B48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84]-[.F$2])^2" office:value-type="float" office:value="0.166464000000001">
            <text:p>0.166464</text:p>
          </table:table-cell>
          <table:table-cell table:formula="of:=([.B48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5]-[.F$2])^2" office:value-type="float" office:value="29.246464">
            <text:p>29.246464</text:p>
          </table:table-cell>
          <table:table-cell table:formula="of:=([.B48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86]-[.F$2])^2" office:value-type="float" office:value="5.79846400000001">
            <text:p>5.798464</text:p>
          </table:table-cell>
          <table:table-cell table:formula="of:=([.B48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87]-[.F$2])^2" office:value-type="float" office:value="0.166464000000001">
            <text:p>0.166464</text:p>
          </table:table-cell>
          <table:table-cell table:formula="of:=([.B48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88]-[.F$2])^2" office:value-type="float" office:value="0.166464000000001">
            <text:p>0.166464</text:p>
          </table:table-cell>
          <table:table-cell table:formula="of:=([.B48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89]-[.F$2])^2" office:value-type="float" office:value="2.534464">
            <text:p>2.534464</text:p>
          </table:table-cell>
          <table:table-cell table:formula="of:=([.B48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90]-[.F$2])^2" office:value-type="float" office:value="11.614464">
            <text:p>11.614464</text:p>
          </table:table-cell>
          <table:table-cell table:formula="of:=([.B49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91]-[.F$2])^2" office:value-type="float" office:value="0.350463999999998">
            <text:p>0.350464</text:p>
          </table:table-cell>
          <table:table-cell table:formula="of:=([.B49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92]-[.F$2])^2" office:value-type="float" office:value="0.166464000000001">
            <text:p>0.166464</text:p>
          </table:table-cell>
          <table:table-cell table:formula="of:=([.B49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93]-[.F$2])^2" office:value-type="float" office:value="5.79846400000001">
            <text:p>5.798464</text:p>
          </table:table-cell>
          <table:table-cell table:formula="of:=([.B49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494]-[.F$2])^2" office:value-type="float" office:value="57.638464">
            <text:p>57.638464</text:p>
          </table:table-cell>
          <table:table-cell table:formula="of:=([.B49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95]-[.F$2])^2" office:value-type="float" office:value="5.79846400000001">
            <text:p>5.798464</text:p>
          </table:table-cell>
          <table:table-cell table:formula="of:=([.B49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96]-[.F$2])^2" office:value-type="float" office:value="41.062464">
            <text:p>41.062464</text:p>
          </table:table-cell>
          <table:table-cell table:formula="of:=([.B49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497]-[.F$2])^2" office:value-type="float" office:value="0.166464000000001">
            <text:p>0.166464</text:p>
          </table:table-cell>
          <table:table-cell table:formula="of:=([.B497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1.982464">
            <text:p>1.982464</text:p>
          </table:table-cell>
          <table:table-cell table:formula="of:=([.B49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99]-[.F$2])^2" office:value-type="float" office:value="11.614464">
            <text:p>11.614464</text:p>
          </table:table-cell>
          <table:table-cell table:formula="of:=([.B49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00]-[.F$2])^2" office:value-type="float" office:value="0.166464000000001">
            <text:p>0.166464</text:p>
          </table:table-cell>
          <table:table-cell table:formula="of:=([.B50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01]-[.F$2])^2" office:value-type="float" office:value="29.246464">
            <text:p>29.246464</text:p>
          </table:table-cell>
          <table:table-cell table:formula="of:=([.B50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0.350463999999998">
            <text:p>0.350464</text:p>
          </table:table-cell>
          <table:table-cell table:formula="of:=([.B502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03]-[.F$2])^2" office:value-type="float" office:value="0.166464000000001">
            <text:p>0.166464</text:p>
          </table:table-cell>
          <table:table-cell table:formula="of:=([.B503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04]-[.F$2])^2" office:value-type="float" office:value="5.79846400000001">
            <text:p>5.798464</text:p>
          </table:table-cell>
          <table:table-cell table:formula="of:=([.B50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05]-[.F$2])^2" office:value-type="float" office:value="0.350463999999998">
            <text:p>0.350464</text:p>
          </table:table-cell>
          <table:table-cell table:formula="of:=([.B50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506]-[.F$2])^2" office:value-type="float" office:value="2.534464">
            <text:p>2.534464</text:p>
          </table:table-cell>
          <table:table-cell table:formula="of:=([.B50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07]-[.F$2])^2" office:value-type="float" office:value="0.350463999999998">
            <text:p>0.350464</text:p>
          </table:table-cell>
          <table:table-cell table:formula="of:=([.B50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08]-[.F$2])^2" office:value-type="float" office:value="0.166464000000001">
            <text:p>0.166464</text:p>
          </table:table-cell>
          <table:table-cell table:formula="of:=([.B50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09]-[.F$2])^2" office:value-type="float" office:value="2.534464">
            <text:p>2.534464</text:p>
          </table:table-cell>
          <table:table-cell table:formula="of:=([.B50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510]-[.F$2])^2" office:value-type="float" office:value="73.822464">
            <text:p>73.822464</text:p>
          </table:table-cell>
          <table:table-cell table:formula="of:=([.B51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1]-[.F$2])^2" office:value-type="float" office:value="0.350463999999998">
            <text:p>0.350464</text:p>
          </table:table-cell>
          <table:table-cell table:formula="of:=([.B51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2]-[.F$2])^2" office:value-type="float" office:value="0.350463999999998">
            <text:p>0.350464</text:p>
          </table:table-cell>
          <table:table-cell table:formula="of:=([.B51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5.79846400000001">
            <text:p>5.798464</text:p>
          </table:table-cell>
          <table:table-cell table:formula="of:=([.B513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4]-[.F$2])^2" office:value-type="float" office:value="0.350463999999998">
            <text:p>0.350464</text:p>
          </table:table-cell>
          <table:table-cell table:formula="of:=([.B51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515]-[.F$2])^2" office:value-type="float" office:value="112.190464">
            <text:p>112.190464</text:p>
          </table:table-cell>
          <table:table-cell table:formula="of:=([.B51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16]-[.F$2])^2" office:value-type="float" office:value="0.350463999999998">
            <text:p>0.350464</text:p>
          </table:table-cell>
          <table:table-cell table:formula="of:=([.B51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17]-[.F$2])^2" office:value-type="float" office:value="1.982464">
            <text:p>1.982464</text:p>
          </table:table-cell>
          <table:table-cell table:formula="of:=([.B51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8]-[.F$2])^2" office:value-type="float" office:value="5.79846400000001">
            <text:p>5.798464</text:p>
          </table:table-cell>
          <table:table-cell table:formula="of:=([.B51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9]-[.F$2])^2" office:value-type="float" office:value="5.79846400000001">
            <text:p>5.798464</text:p>
          </table:table-cell>
          <table:table-cell table:formula="of:=([.B51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29.246464">
            <text:p>29.246464</text:p>
          </table:table-cell>
          <table:table-cell table:formula="of:=([.B520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21]-[.F$2])^2" office:value-type="float" office:value="19.430464">
            <text:p>19.430464</text:p>
          </table:table-cell>
          <table:table-cell table:formula="of:=([.B52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22]-[.F$2])^2" office:value-type="float" office:value="0.166464000000001">
            <text:p>0.166464</text:p>
          </table:table-cell>
          <table:table-cell table:formula="of:=([.B52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23]-[.F$2])^2" office:value-type="float" office:value="5.79846400000001">
            <text:p>5.798464</text:p>
          </table:table-cell>
          <table:table-cell table:formula="of:=([.B52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41.062464">
            <text:p>41.062464</text:p>
          </table:table-cell>
          <table:table-cell table:formula="of:=([.B52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25]-[.F$2])^2" office:value-type="float" office:value="2.534464">
            <text:p>2.534464</text:p>
          </table:table-cell>
          <table:table-cell table:formula="of:=([.B52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526]-[.F$2])^2" office:value-type="float" office:value="2.534464">
            <text:p>2.534464</text:p>
          </table:table-cell>
          <table:table-cell table:formula="of:=([.B526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29.246464">
            <text:p>29.246464</text:p>
          </table:table-cell>
          <table:table-cell table:formula="of:=([.B52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528]-[.F$2])^2" office:value-type="float" office:value="2.534464">
            <text:p>2.534464</text:p>
          </table:table-cell>
          <table:table-cell table:formula="of:=([.B52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29]-[.F$2])^2" office:value-type="float" office:value="0.350463999999998">
            <text:p>0.350464</text:p>
          </table:table-cell>
          <table:table-cell table:formula="of:=([.B52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30]-[.F$2])^2" office:value-type="float" office:value="0.166464000000001">
            <text:p>0.166464</text:p>
          </table:table-cell>
          <table:table-cell table:formula="of:=([.B53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31]-[.F$2])^2" office:value-type="float" office:value="0.350463999999998">
            <text:p>0.350464</text:p>
          </table:table-cell>
          <table:table-cell table:formula="of:=([.B53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32]-[.F$2])^2" office:value-type="float" office:value="0.166464000000001">
            <text:p>0.166464</text:p>
          </table:table-cell>
          <table:table-cell table:formula="of:=([.B53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33]-[.F$2])^2" office:value-type="float" office:value="2.534464">
            <text:p>2.534464</text:p>
          </table:table-cell>
          <table:table-cell table:formula="of:=([.B53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34]-[.F$2])^2" office:value-type="float" office:value="0.350463999999998">
            <text:p>0.350464</text:p>
          </table:table-cell>
          <table:table-cell table:formula="of:=([.B53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535]-[.F$2])^2" office:value-type="float" office:value="158.558464">
            <text:p>158.558464</text:p>
          </table:table-cell>
          <table:table-cell table:formula="of:=([.B535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36]-[.F$2])^2" office:value-type="float" office:value="11.614464">
            <text:p>11.614464</text:p>
          </table:table-cell>
          <table:table-cell table:formula="of:=([.B53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37]-[.F$2])^2" office:value-type="float" office:value="0.350463999999998">
            <text:p>0.350464</text:p>
          </table:table-cell>
          <table:table-cell table:formula="of:=([.B53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0.166464000000001">
            <text:p>0.166464</text:p>
          </table:table-cell>
          <table:table-cell table:formula="of:=([.B53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0.350463999999998">
            <text:p>0.350464</text:p>
          </table:table-cell>
          <table:table-cell table:formula="of:=([.B53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0]-[.F$2])^2" office:value-type="float" office:value="0.350463999999998">
            <text:p>0.350464</text:p>
          </table:table-cell>
          <table:table-cell table:formula="of:=([.B54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0.350463999999998">
            <text:p>0.350464</text:p>
          </table:table-cell>
          <table:table-cell table:formula="of:=([.B54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2]-[.F$2])^2" office:value-type="float" office:value="0.350463999999998">
            <text:p>0.350464</text:p>
          </table:table-cell>
          <table:table-cell table:formula="of:=([.B54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43]-[.F$2])^2" office:value-type="float" office:value="2.534464">
            <text:p>2.534464</text:p>
          </table:table-cell>
          <table:table-cell table:formula="of:=([.B54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544]-[.F$2])^2" office:value-type="float" office:value="6.71846399999999">
            <text:p>6.718464</text:p>
          </table:table-cell>
          <table:table-cell table:formula="of:=([.B54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545]-[.F$2])^2" office:value-type="float" office:value="0.350463999999998">
            <text:p>0.350464</text:p>
          </table:table-cell>
          <table:table-cell table:formula="of:=([.B545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46]-[.F$2])^2" office:value-type="float" office:value="0.166464000000001">
            <text:p>0.166464</text:p>
          </table:table-cell>
          <table:table-cell table:formula="of:=([.B54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19.430464">
            <text:p>19.430464</text:p>
          </table:table-cell>
          <table:table-cell table:formula="of:=([.B54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548]-[.F$2])^2" office:value-type="float" office:value="2.534464">
            <text:p>2.534464</text:p>
          </table:table-cell>
          <table:table-cell table:formula="of:=([.B54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49]-[.F$2])^2" office:value-type="float" office:value="11.614464">
            <text:p>11.614464</text:p>
          </table:table-cell>
          <table:table-cell table:formula="of:=([.B54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50]-[.F$2])^2" office:value-type="float" office:value="11.614464">
            <text:p>11.614464</text:p>
          </table:table-cell>
          <table:table-cell table:formula="of:=([.B55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1]-[.F$2])^2" office:value-type="float" office:value="2.534464">
            <text:p>2.534464</text:p>
          </table:table-cell>
          <table:table-cell table:formula="of:=([.B55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52]-[.F$2])^2" office:value-type="float" office:value="0.350463999999998">
            <text:p>0.350464</text:p>
          </table:table-cell>
          <table:table-cell table:formula="of:=([.B552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53]-[.F$2])^2" office:value-type="float" office:value="19.430464">
            <text:p>19.430464</text:p>
          </table:table-cell>
          <table:table-cell table:formula="of:=([.B55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54]-[.F$2])^2" office:value-type="float" office:value="2.534464">
            <text:p>2.534464</text:p>
          </table:table-cell>
          <table:table-cell table:formula="of:=([.B55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555]-[.F$2])^2" office:value-type="float" office:value="5.79846400000001">
            <text:p>5.798464</text:p>
          </table:table-cell>
          <table:table-cell table:formula="of:=([.B555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556]-[.F$2])^2" office:value-type="float" office:value="92.006464">
            <text:p>92.006464</text:p>
          </table:table-cell>
          <table:table-cell table:formula="of:=([.B55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6.71846399999999">
            <text:p>6.718464</text:p>
          </table:table-cell>
          <table:table-cell table:formula="of:=([.B55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8]-[.F$2])^2" office:value-type="float" office:value="2.534464">
            <text:p>2.534464</text:p>
          </table:table-cell>
          <table:table-cell table:formula="of:=([.B55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12.902464">
            <text:p>12.902464</text:p>
          </table:table-cell>
          <table:table-cell table:formula="of:=([.B55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60]-[.F$2])^2" office:value-type="float" office:value="2.534464">
            <text:p>2.534464</text:p>
          </table:table-cell>
          <table:table-cell table:formula="of:=([.B56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1]-[.F$2])^2" office:value-type="float" office:value="2.534464">
            <text:p>2.534464</text:p>
          </table:table-cell>
          <table:table-cell table:formula="of:=([.B56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.534464">
            <text:p>2.534464</text:p>
          </table:table-cell>
          <table:table-cell table:formula="of:=([.B56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3]-[.F$2])^2" office:value-type="float" office:value="2.534464">
            <text:p>2.534464</text:p>
          </table:table-cell>
          <table:table-cell table:formula="of:=([.B56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64]-[.F$2])^2" office:value-type="float" office:value="0.350463999999998">
            <text:p>0.350464</text:p>
          </table:table-cell>
          <table:table-cell table:formula="of:=([.B56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65]-[.F$2])^2" office:value-type="float" office:value="11.614464">
            <text:p>11.614464</text:p>
          </table:table-cell>
          <table:table-cell table:formula="of:=([.B56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66]-[.F$2])^2" office:value-type="float" office:value="19.430464">
            <text:p>19.430464</text:p>
          </table:table-cell>
          <table:table-cell table:formula="of:=([.B56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2.534464">
            <text:p>2.534464</text:p>
          </table:table-cell>
          <table:table-cell table:formula="of:=([.B56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8]-[.F$2])^2" office:value-type="float" office:value="41.062464">
            <text:p>41.062464</text:p>
          </table:table-cell>
          <table:table-cell table:formula="of:=([.B568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569]-[.F$2])^2" office:value-type="float" office:value="73.822464">
            <text:p>73.822464</text:p>
          </table:table-cell>
          <table:table-cell table:formula="of:=([.B56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70]-[.F$2])^2" office:value-type="float" office:value="5.79846400000001">
            <text:p>5.798464</text:p>
          </table:table-cell>
          <table:table-cell table:formula="of:=([.B57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1]-[.F$2])^2" office:value-type="float" office:value="0.350463999999998">
            <text:p>0.350464</text:p>
          </table:table-cell>
          <table:table-cell table:formula="of:=([.B57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72]-[.F$2])^2" office:value-type="float" office:value="0.350463999999998">
            <text:p>0.350464</text:p>
          </table:table-cell>
          <table:table-cell table:formula="of:=([.B57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73]-[.F$2])^2" office:value-type="float" office:value="0.350463999999998">
            <text:p>0.350464</text:p>
          </table:table-cell>
          <table:table-cell table:formula="of:=([.B57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0.350463999999998">
            <text:p>0.350464</text:p>
          </table:table-cell>
          <table:table-cell table:formula="of:=([.B57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5]-[.F$2])^2" office:value-type="float" office:value="0.350463999999998">
            <text:p>0.350464</text:p>
          </table:table-cell>
          <table:table-cell table:formula="of:=([.B57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6]-[.F$2])^2" office:value-type="float" office:value="0.350463999999998">
            <text:p>0.350464</text:p>
          </table:table-cell>
          <table:table-cell table:formula="of:=([.B57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5.79846400000001">
            <text:p>5.798464</text:p>
          </table:table-cell>
          <table:table-cell table:formula="of:=([.B57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78]-[.F$2])^2" office:value-type="float" office:value="5.79846400000001">
            <text:p>5.798464</text:p>
          </table:table-cell>
          <table:table-cell table:formula="of:=([.B57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79]-[.F$2])^2" office:value-type="float" office:value="19.430464">
            <text:p>19.430464</text:p>
          </table:table-cell>
          <table:table-cell table:formula="of:=([.B57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80]-[.F$2])^2" office:value-type="float" office:value="11.614464">
            <text:p>11.614464</text:p>
          </table:table-cell>
          <table:table-cell table:formula="of:=([.B58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([.A581]-[.F$2])^2" office:value-type="float" office:value="184.742464">
            <text:p>184.742464</text:p>
          </table:table-cell>
          <table:table-cell table:formula="of:=([.B581]-[.G$2])^2" office:value-type="float" office:value="39.1876">
            <text:p>39.1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2.534464">
            <text:p>2.534464</text:p>
          </table:table-cell>
          <table:table-cell table:formula="of:=([.B58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83]-[.F$2])^2" office:value-type="float" office:value="2.534464">
            <text:p>2.534464</text:p>
          </table:table-cell>
          <table:table-cell table:formula="of:=([.B58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584]-[.F$2])^2" office:value-type="float" office:value="11.614464">
            <text:p>11.614464</text:p>
          </table:table-cell>
          <table:table-cell table:formula="of:=([.B58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85]-[.F$2])^2" office:value-type="float" office:value="0.350463999999998">
            <text:p>0.350464</text:p>
          </table:table-cell>
          <table:table-cell table:formula="of:=([.B58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86]-[.F$2])^2" office:value-type="float" office:value="0.350463999999998">
            <text:p>0.350464</text:p>
          </table:table-cell>
          <table:table-cell table:formula="of:=([.B58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587]-[.F$2])^2" office:value-type="float" office:value="11.614464">
            <text:p>11.614464</text:p>
          </table:table-cell>
          <table:table-cell table:formula="of:=([.B587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88]-[.F$2])^2" office:value-type="float" office:value="0.166464000000001">
            <text:p>0.166464</text:p>
          </table:table-cell>
          <table:table-cell table:formula="of:=([.B58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89]-[.F$2])^2" office:value-type="float" office:value="0.166464000000001">
            <text:p>0.166464</text:p>
          </table:table-cell>
          <table:table-cell table:formula="of:=([.B58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0]-[.F$2])^2" office:value-type="float" office:value="29.246464">
            <text:p>29.246464</text:p>
          </table:table-cell>
          <table:table-cell table:formula="of:=([.B59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91]-[.F$2])^2" office:value-type="float" office:value="2.534464">
            <text:p>2.534464</text:p>
          </table:table-cell>
          <table:table-cell table:formula="of:=([.B59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92]-[.F$2])^2" office:value-type="float" office:value="5.79846400000001">
            <text:p>5.798464</text:p>
          </table:table-cell>
          <table:table-cell table:formula="of:=([.B59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93]-[.F$2])^2" office:value-type="float" office:value="5.79846400000001">
            <text:p>5.798464</text:p>
          </table:table-cell>
          <table:table-cell table:formula="of:=([.B59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594]-[.F$2])^2" office:value-type="float" office:value="0.350463999999998">
            <text:p>0.350464</text:p>
          </table:table-cell>
          <table:table-cell table:formula="of:=([.B59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595]-[.F$2])^2" office:value-type="float" office:value="31.270464">
            <text:p>31.270464</text:p>
          </table:table-cell>
          <table:table-cell table:formula="of:=([.B59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6]-[.F$2])^2" office:value-type="float" office:value="19.430464">
            <text:p>19.430464</text:p>
          </table:table-cell>
          <table:table-cell table:formula="of:=([.B59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97]-[.F$2])^2" office:value-type="float" office:value="5.79846400000001">
            <text:p>5.798464</text:p>
          </table:table-cell>
          <table:table-cell table:formula="of:=([.B59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29.246464">
            <text:p>29.246464</text:p>
          </table:table-cell>
          <table:table-cell table:formula="of:=([.B598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99]-[.F$2])^2" office:value-type="float" office:value="0.166464000000001">
            <text:p>0.166464</text:p>
          </table:table-cell>
          <table:table-cell table:formula="of:=([.B59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0]-[.F$2])^2" office:value-type="float" office:value="0.350463999999998">
            <text:p>0.350464</text:p>
          </table:table-cell>
          <table:table-cell table:formula="of:=([.B60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01]-[.F$2])^2" office:value-type="float" office:value="5.79846400000001">
            <text:p>5.798464</text:p>
          </table:table-cell>
          <table:table-cell table:formula="of:=([.B60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02]-[.F$2])^2" office:value-type="float" office:value="11.614464">
            <text:p>11.614464</text:p>
          </table:table-cell>
          <table:table-cell table:formula="of:=([.B60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3]-[.F$2])^2" office:value-type="float" office:value="0.350463999999998">
            <text:p>0.350464</text:p>
          </table:table-cell>
          <table:table-cell table:formula="of:=([.B60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0.350463999999998">
            <text:p>0.350464</text:p>
          </table:table-cell>
          <table:table-cell table:formula="of:=([.B60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5]-[.F$2])^2" office:value-type="float" office:value="0.350463999999998">
            <text:p>0.350464</text:p>
          </table:table-cell>
          <table:table-cell table:formula="of:=([.B60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06]-[.F$2])^2" office:value-type="float" office:value="0.166464000000001">
            <text:p>0.166464</text:p>
          </table:table-cell>
          <table:table-cell table:formula="of:=([.B60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07]-[.F$2])^2" office:value-type="float" office:value="0.166464000000001">
            <text:p>0.166464</text:p>
          </table:table-cell>
          <table:table-cell table:formula="of:=([.B60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08]-[.F$2])^2" office:value-type="float" office:value="2.534464">
            <text:p>2.534464</text:p>
          </table:table-cell>
          <table:table-cell table:formula="of:=([.B60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09]-[.F$2])^2" office:value-type="float" office:value="1.982464">
            <text:p>1.982464</text:p>
          </table:table-cell>
          <table:table-cell table:formula="of:=([.B60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10]-[.F$2])^2" office:value-type="float" office:value="11.614464">
            <text:p>11.614464</text:p>
          </table:table-cell>
          <table:table-cell table:formula="of:=([.B61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11]-[.F$2])^2" office:value-type="float" office:value="0.166464000000001">
            <text:p>0.166464</text:p>
          </table:table-cell>
          <table:table-cell table:formula="of:=([.B61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12]-[.F$2])^2" office:value-type="float" office:value="19.430464">
            <text:p>19.430464</text:p>
          </table:table-cell>
          <table:table-cell table:formula="of:=([.B61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0.166464000000001">
            <text:p>0.166464</text:p>
          </table:table-cell>
          <table:table-cell table:formula="of:=([.B61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0.350463999999998">
            <text:p>0.350464</text:p>
          </table:table-cell>
          <table:table-cell table:formula="of:=([.B61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0.166464000000001">
            <text:p>0.166464</text:p>
          </table:table-cell>
          <table:table-cell table:formula="of:=([.B61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6]-[.F$2])^2" office:value-type="float" office:value="19.430464">
            <text:p>19.430464</text:p>
          </table:table-cell>
          <table:table-cell table:formula="of:=([.B61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([.A617]-[.F$2])^2" office:value-type="float" office:value="212.926464">
            <text:p>212.926464</text:p>
          </table:table-cell>
          <table:table-cell table:formula="of:=([.B617]-[.G$2])^2" office:value-type="float" office:value="541.0276">
            <text:p>541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18]-[.F$2])^2" office:value-type="float" office:value="0.350463999999998">
            <text:p>0.350464</text:p>
          </table:table-cell>
          <table:table-cell table:formula="of:=([.B61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([.A619]-[.F$2])^2" office:value-type="float" office:value="309.478464">
            <text:p>309.478464</text:p>
          </table:table-cell>
          <table:table-cell table:formula="of:=([.B619]-[.G$2])^2" office:value-type="float" office:value="495.5076">
            <text:p>495.5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formula="of:=([.A620]-[.F$2])^2" office:value-type="float" office:value="73.822464">
            <text:p>73.822464</text:p>
          </table:table-cell>
          <table:table-cell table:formula="of:=([.B620]-[.G$2])^2" office:value-type="float" office:value="410.4676">
            <text:p>410.46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21]-[.F$2])^2" office:value-type="float" office:value="5.79846400000001">
            <text:p>5.798464</text:p>
          </table:table-cell>
          <table:table-cell table:formula="of:=([.B62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22]-[.F$2])^2" office:value-type="float" office:value="41.062464">
            <text:p>41.062464</text:p>
          </table:table-cell>
          <table:table-cell table:formula="of:=([.B62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23]-[.F$2])^2" office:value-type="float" office:value="0.350463999999998">
            <text:p>0.350464</text:p>
          </table:table-cell>
          <table:table-cell table:formula="of:=([.B623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4]-[.F$2])^2" office:value-type="float" office:value="0.350463999999998">
            <text:p>0.350464</text:p>
          </table:table-cell>
          <table:table-cell table:formula="of:=([.B624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0.350463999999998">
            <text:p>0.350464</text:p>
          </table:table-cell>
          <table:table-cell table:formula="of:=([.B62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26]-[.F$2])^2" office:value-type="float" office:value="11.614464">
            <text:p>11.614464</text:p>
          </table:table-cell>
          <table:table-cell table:formula="of:=([.B62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6">
            <text:p>36</text:p>
          </table:table-cell>
          <table:table-cell table:formula="of:=([.A627]-[.F$2])^2" office:value-type="float" office:value="212.926464">
            <text:p>212.926464</text:p>
          </table:table-cell>
          <table:table-cell table:formula="of:=([.B627]-[.G$2])^2" office:value-type="float" office:value="333.4276">
            <text:p>333.4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28]-[.F$2])^2" office:value-type="float" office:value="2.534464">
            <text:p>2.534464</text:p>
          </table:table-cell>
          <table:table-cell table:formula="of:=([.B62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9]-[.F$2])^2" office:value-type="float" office:value="0.350463999999998">
            <text:p>0.350464</text:p>
          </table:table-cell>
          <table:table-cell table:formula="of:=([.B62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30]-[.F$2])^2" office:value-type="float" office:value="5.79846400000001">
            <text:p>5.798464</text:p>
          </table:table-cell>
          <table:table-cell table:formula="of:=([.B63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31]-[.F$2])^2" office:value-type="float" office:value="0.350463999999998">
            <text:p>0.350464</text:p>
          </table:table-cell>
          <table:table-cell table:formula="of:=([.B63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32]-[.F$2])^2" office:value-type="float" office:value="0.350463999999998">
            <text:p>0.350464</text:p>
          </table:table-cell>
          <table:table-cell table:formula="of:=([.B632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33]-[.F$2])^2" office:value-type="float" office:value="0.350463999999998">
            <text:p>0.350464</text:p>
          </table:table-cell>
          <table:table-cell table:formula="of:=([.B63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634]-[.F$2])^2" office:value-type="float" office:value="73.822464">
            <text:p>73.822464</text:p>
          </table:table-cell>
          <table:table-cell table:formula="of:=([.B63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635]-[.F$2])^2" office:value-type="float" office:value="112.190464">
            <text:p>112.190464</text:p>
          </table:table-cell>
          <table:table-cell table:formula="of:=([.B635]-[.G$2])^2" office:value-type="float" office:value="105.2676">
            <text:p>105.2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36]-[.F$2])^2" office:value-type="float" office:value="2.534464">
            <text:p>2.534464</text:p>
          </table:table-cell>
          <table:table-cell table:formula="of:=([.B636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37]-[.F$2])^2" office:value-type="float" office:value="41.062464">
            <text:p>41.062464</text:p>
          </table:table-cell>
          <table:table-cell table:formula="of:=([.B63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38]-[.F$2])^2" office:value-type="float" office:value="12.902464">
            <text:p>12.902464</text:p>
          </table:table-cell>
          <table:table-cell table:formula="of:=([.B63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39]-[.F$2])^2" office:value-type="float" office:value="0.350463999999998">
            <text:p>0.350464</text:p>
          </table:table-cell>
          <table:table-cell table:formula="of:=([.B639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640]-[.F$2])^2" office:value-type="float" office:value="158.558464">
            <text:p>158.558464</text:p>
          </table:table-cell>
          <table:table-cell table:formula="of:=([.B640]-[.G$2])^2" office:value-type="float" office:value="18.1476">
            <text:p>18.14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41]-[.F$2])^2" office:value-type="float" office:value="41.062464">
            <text:p>41.062464</text:p>
          </table:table-cell>
          <table:table-cell table:formula="of:=([.B64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42]-[.F$2])^2" office:value-type="float" office:value="5.79846400000001">
            <text:p>5.798464</text:p>
          </table:table-cell>
          <table:table-cell table:formula="of:=([.B64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43]-[.F$2])^2" office:value-type="float" office:value="1.982464">
            <text:p>1.982464</text:p>
          </table:table-cell>
          <table:table-cell table:formula="of:=([.B64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644]-[.F$2])^2" office:value-type="float" office:value="73.822464">
            <text:p>73.822464</text:p>
          </table:table-cell>
          <table:table-cell table:formula="of:=([.B6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11.614464">
            <text:p>11.614464</text:p>
          </table:table-cell>
          <table:table-cell table:formula="of:=([.B64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46]-[.F$2])^2" office:value-type="float" office:value="5.79846400000001">
            <text:p>5.798464</text:p>
          </table:table-cell>
          <table:table-cell table:formula="of:=([.B646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47]-[.F$2])^2" office:value-type="float" office:value="1.982464">
            <text:p>1.982464</text:p>
          </table:table-cell>
          <table:table-cell table:formula="of:=([.B64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48]-[.F$2])^2" office:value-type="float" office:value="41.062464">
            <text:p>41.062464</text:p>
          </table:table-cell>
          <table:table-cell table:formula="of:=([.B64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649]-[.F$2])^2" office:value-type="float" office:value="6.71846399999999">
            <text:p>6.718464</text:p>
          </table:table-cell>
          <table:table-cell table:formula="of:=([.B64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50]-[.F$2])^2" office:value-type="float" office:value="0.350463999999998">
            <text:p>0.350464</text:p>
          </table:table-cell>
          <table:table-cell table:formula="of:=([.B65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51]-[.F$2])^2" office:value-type="float" office:value="11.614464">
            <text:p>11.614464</text:p>
          </table:table-cell>
          <table:table-cell table:formula="of:=([.B65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652]-[.F$2])^2" office:value-type="float" office:value="0.350463999999998">
            <text:p>0.350464</text:p>
          </table:table-cell>
          <table:table-cell table:formula="of:=([.B65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1.614464">
            <text:p>11.614464</text:p>
          </table:table-cell>
          <table:table-cell table:formula="of:=([.B65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54]-[.F$2])^2" office:value-type="float" office:value="1.982464">
            <text:p>1.982464</text:p>
          </table:table-cell>
          <table:table-cell table:formula="of:=([.B65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5]-[.F$2])^2" office:value-type="float" office:value="29.246464">
            <text:p>29.246464</text:p>
          </table:table-cell>
          <table:table-cell table:formula="of:=([.B65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656]-[.F$2])^2" office:value-type="float" office:value="6.71846399999999">
            <text:p>6.718464</text:p>
          </table:table-cell>
          <table:table-cell table:formula="of:=([.B65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57]-[.F$2])^2" office:value-type="float" office:value="2.534464">
            <text:p>2.534464</text:p>
          </table:table-cell>
          <table:table-cell table:formula="of:=([.B65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8]-[.F$2])^2" office:value-type="float" office:value="11.614464">
            <text:p>11.614464</text:p>
          </table:table-cell>
          <table:table-cell table:formula="of:=([.B65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59]-[.F$2])^2" office:value-type="float" office:value="11.614464">
            <text:p>11.614464</text:p>
          </table:table-cell>
          <table:table-cell table:formula="of:=([.B65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60]-[.F$2])^2" office:value-type="float" office:value="5.79846400000001">
            <text:p>5.798464</text:p>
          </table:table-cell>
          <table:table-cell table:formula="of:=([.B66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61]-[.F$2])^2" office:value-type="float" office:value="0.166464000000001">
            <text:p>0.166464</text:p>
          </table:table-cell>
          <table:table-cell table:formula="of:=([.B66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2]-[.F$2])^2" office:value-type="float" office:value="0.350463999999998">
            <text:p>0.350464</text:p>
          </table:table-cell>
          <table:table-cell table:formula="of:=([.B66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5.79846400000001">
            <text:p>5.798464</text:p>
          </table:table-cell>
          <table:table-cell table:formula="of:=([.B66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29.246464">
            <text:p>29.246464</text:p>
          </table:table-cell>
          <table:table-cell table:formula="of:=([.B664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41.062464">
            <text:p>41.062464</text:p>
          </table:table-cell>
          <table:table-cell table:formula="of:=([.B66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6]-[.F$2])^2" office:value-type="float" office:value="0.350463999999998">
            <text:p>0.350464</text:p>
          </table:table-cell>
          <table:table-cell table:formula="of:=([.B66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67]-[.F$2])^2" office:value-type="float" office:value="11.614464">
            <text:p>11.614464</text:p>
          </table:table-cell>
          <table:table-cell table:formula="of:=([.B66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8]-[.F$2])^2" office:value-type="float" office:value="0.350463999999998">
            <text:p>0.350464</text:p>
          </table:table-cell>
          <table:table-cell table:formula="of:=([.B66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69]-[.F$2])^2" office:value-type="float" office:value="5.79846400000001">
            <text:p>5.798464</text:p>
          </table:table-cell>
          <table:table-cell table:formula="of:=([.B669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0]-[.F$2])^2" office:value-type="float" office:value="29.246464">
            <text:p>29.246464</text:p>
          </table:table-cell>
          <table:table-cell table:formula="of:=([.B67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71]-[.F$2])^2" office:value-type="float" office:value="5.79846400000001">
            <text:p>5.798464</text:p>
          </table:table-cell>
          <table:table-cell table:formula="of:=([.B67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72]-[.F$2])^2" office:value-type="float" office:value="0.350463999999998">
            <text:p>0.350464</text:p>
          </table:table-cell>
          <table:table-cell table:formula="of:=([.B67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673]-[.F$2])^2" office:value-type="float" office:value="6.71846399999999">
            <text:p>6.718464</text:p>
          </table:table-cell>
          <table:table-cell table:formula="of:=([.B673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74]-[.F$2])^2" office:value-type="float" office:value="11.614464">
            <text:p>11.614464</text:p>
          </table:table-cell>
          <table:table-cell table:formula="of:=([.B67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5.79846400000001">
            <text:p>5.798464</text:p>
          </table:table-cell>
          <table:table-cell table:formula="of:=([.B675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676]-[.F$2])^2" office:value-type="float" office:value="0.350463999999998">
            <text:p>0.350464</text:p>
          </table:table-cell>
          <table:table-cell table:formula="of:=([.B67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77]-[.F$2])^2" office:value-type="float" office:value="2.534464">
            <text:p>2.534464</text:p>
          </table:table-cell>
          <table:table-cell table:formula="of:=([.B67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78]-[.F$2])^2" office:value-type="float" office:value="0.166464000000001">
            <text:p>0.166464</text:p>
          </table:table-cell>
          <table:table-cell table:formula="of:=([.B67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679]-[.F$2])^2" office:value-type="float" office:value="2.534464">
            <text:p>2.534464</text:p>
          </table:table-cell>
          <table:table-cell table:formula="of:=([.B679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formula="of:=([.A680]-[.F$2])^2" office:value-type="float" office:value="134.374464">
            <text:p>134.374464</text:p>
          </table:table-cell>
          <table:table-cell table:formula="of:=([.B680]-[.G$2])^2" office:value-type="float" office:value="798.6276">
            <text:p>798.6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1]-[.F$2])^2" office:value-type="float" office:value="0.166464000000001">
            <text:p>0.166464</text:p>
          </table:table-cell>
          <table:table-cell table:formula="of:=([.B68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82]-[.F$2])^2" office:value-type="float" office:value="0.350463999999998">
            <text:p>0.350464</text:p>
          </table:table-cell>
          <table:table-cell table:formula="of:=([.B68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83]-[.F$2])^2" office:value-type="float" office:value="2.534464">
            <text:p>2.534464</text:p>
          </table:table-cell>
          <table:table-cell table:formula="of:=([.B68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684]-[.F$2])^2" office:value-type="float" office:value="0.350463999999998">
            <text:p>0.350464</text:p>
          </table:table-cell>
          <table:table-cell table:formula="of:=([.B68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1.982464">
            <text:p>1.982464</text:p>
          </table:table-cell>
          <table:table-cell table:formula="of:=([.B68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86]-[.F$2])^2" office:value-type="float" office:value="11.614464">
            <text:p>11.614464</text:p>
          </table:table-cell>
          <table:table-cell table:formula="of:=([.B68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87]-[.F$2])^2" office:value-type="float" office:value="11.614464">
            <text:p>11.614464</text:p>
          </table:table-cell>
          <table:table-cell table:formula="of:=([.B68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688]-[.F$2])^2" office:value-type="float" office:value="2.534464">
            <text:p>2.534464</text:p>
          </table:table-cell>
          <table:table-cell table:formula="of:=([.B68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689]-[.F$2])^2" office:value-type="float" office:value="43.454464">
            <text:p>43.454464</text:p>
          </table:table-cell>
          <table:table-cell table:formula="of:=([.B68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([.A690]-[.F$2])^2" office:value-type="float" office:value="43.454464">
            <text:p>43.454464</text:p>
          </table:table-cell>
          <table:table-cell table:formula="of:=([.B690]-[.G$2])^2" office:value-type="float" office:value="203.3476">
            <text:p>203.34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91]-[.F$2])^2" office:value-type="float" office:value="2.534464">
            <text:p>2.534464</text:p>
          </table:table-cell>
          <table:table-cell table:formula="of:=([.B69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43.454464">
            <text:p>43.454464</text:p>
          </table:table-cell>
          <table:table-cell table:formula="of:=([.B69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formula="of:=([.A693]-[.F$2])^2" office:value-type="float" office:value="184.742464">
            <text:p>184.742464</text:p>
          </table:table-cell>
          <table:table-cell table:formula="of:=([.B693]-[.G$2])^2" office:value-type="float" office:value="798.6276">
            <text:p>798.62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41.062464">
            <text:p>41.062464</text:p>
          </table:table-cell>
          <table:table-cell table:formula="of:=([.B69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95]-[.F$2])^2" office:value-type="float" office:value="19.430464">
            <text:p>19.430464</text:p>
          </table:table-cell>
          <table:table-cell table:formula="of:=([.B69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696]-[.F$2])^2" office:value-type="float" office:value="134.374464">
            <text:p>134.374464</text:p>
          </table:table-cell>
          <table:table-cell table:formula="of:=([.B696]-[.G$2])^2" office:value-type="float" office:value="175.8276">
            <text:p>175.82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97]-[.F$2])^2" office:value-type="float" office:value="1.982464">
            <text:p>1.982464</text:p>
          </table:table-cell>
          <table:table-cell table:formula="of:=([.B69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698]-[.F$2])^2" office:value-type="float" office:value="5.79846400000001">
            <text:p>5.798464</text:p>
          </table:table-cell>
          <table:table-cell table:formula="of:=([.B69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99]-[.F$2])^2" office:value-type="float" office:value="0.350463999999998">
            <text:p>0.350464</text:p>
          </table:table-cell>
          <table:table-cell table:formula="of:=([.B69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19.430464">
            <text:p>19.430464</text:p>
          </table:table-cell>
          <table:table-cell table:formula="of:=([.B70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243.110464">
            <text:p>243.110464</text:p>
          </table:table-cell>
          <table:table-cell table:formula="of:=([.B701]-[.G$2])^2" office:value-type="float" office:value="52.7076">
            <text:p>52.70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02]-[.F$2])^2" office:value-type="float" office:value="21.086464">
            <text:p>21.086464</text:p>
          </table:table-cell>
          <table:table-cell table:formula="of:=([.B70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03]-[.F$2])^2" office:value-type="float" office:value="29.246464">
            <text:p>29.246464</text:p>
          </table:table-cell>
          <table:table-cell table:formula="of:=([.B70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04]-[.F$2])^2" office:value-type="float" office:value="5.79846400000001">
            <text:p>5.798464</text:p>
          </table:table-cell>
          <table:table-cell table:formula="of:=([.B70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05]-[.F$2])^2" office:value-type="float" office:value="29.246464">
            <text:p>29.246464</text:p>
          </table:table-cell>
          <table:table-cell table:formula="of:=([.B70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06]-[.F$2])^2" office:value-type="float" office:value="0.350463999999998">
            <text:p>0.350464</text:p>
          </table:table-cell>
          <table:table-cell table:formula="of:=([.B70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707]-[.F$2])^2" office:value-type="float" office:value="73.822464">
            <text:p>73.822464</text:p>
          </table:table-cell>
          <table:table-cell table:formula="of:=([.B70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708]-[.F$2])^2" office:value-type="float" office:value="112.190464">
            <text:p>112.190464</text:p>
          </table:table-cell>
          <table:table-cell table:formula="of:=([.B70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09]-[.F$2])^2" office:value-type="float" office:value="19.430464">
            <text:p>19.430464</text:p>
          </table:table-cell>
          <table:table-cell table:formula="of:=([.B70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10]-[.F$2])^2" office:value-type="float" office:value="41.062464">
            <text:p>41.062464</text:p>
          </table:table-cell>
          <table:table-cell table:formula="of:=([.B71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11]-[.F$2])^2" office:value-type="float" office:value="0.350463999999998">
            <text:p>0.350464</text:p>
          </table:table-cell>
          <table:table-cell table:formula="of:=([.B71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12]-[.F$2])^2" office:value-type="float" office:value="12.902464">
            <text:p>12.902464</text:p>
          </table:table-cell>
          <table:table-cell table:formula="of:=([.B71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3]-[.F$2])^2" office:value-type="float" office:value="19.430464">
            <text:p>19.430464</text:p>
          </table:table-cell>
          <table:table-cell table:formula="of:=([.B71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41.062464">
            <text:p>41.062464</text:p>
          </table:table-cell>
          <table:table-cell table:formula="of:=([.B714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15]-[.F$2])^2" office:value-type="float" office:value="134.374464">
            <text:p>134.374464</text:p>
          </table:table-cell>
          <table:table-cell table:formula="of:=([.B71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1.614464">
            <text:p>11.614464</text:p>
          </table:table-cell>
          <table:table-cell table:formula="of:=([.B71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17]-[.F$2])^2" office:value-type="float" office:value="2.534464">
            <text:p>2.534464</text:p>
          </table:table-cell>
          <table:table-cell table:formula="of:=([.B71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18]-[.F$2])^2" office:value-type="float" office:value="5.79846400000001">
            <text:p>5.798464</text:p>
          </table:table-cell>
          <table:table-cell table:formula="of:=([.B71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19]-[.F$2])^2" office:value-type="float" office:value="1.982464">
            <text:p>1.982464</text:p>
          </table:table-cell>
          <table:table-cell table:formula="of:=([.B71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20]-[.F$2])^2" office:value-type="float" office:value="1.982464">
            <text:p>1.982464</text:p>
          </table:table-cell>
          <table:table-cell table:formula="of:=([.B72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2.534464">
            <text:p>2.534464</text:p>
          </table:table-cell>
          <table:table-cell table:formula="of:=([.B72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722]-[.F$2])^2" office:value-type="float" office:value="0.350463999999998">
            <text:p>0.350464</text:p>
          </table:table-cell>
          <table:table-cell table:formula="of:=([.B722]-[.G$2])^2" office:value-type="float" office:value="68.2276">
            <text:p>68.2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23]-[.F$2])^2" office:value-type="float" office:value="0.350463999999998">
            <text:p>0.350464</text:p>
          </table:table-cell>
          <table:table-cell table:formula="of:=([.B72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0.350463999999998">
            <text:p>0.350464</text:p>
          </table:table-cell>
          <table:table-cell table:formula="of:=([.B72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5]-[.F$2])^2" office:value-type="float" office:value="29.246464">
            <text:p>29.246464</text:p>
          </table:table-cell>
          <table:table-cell table:formula="of:=([.B72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26]-[.F$2])^2" office:value-type="float" office:value="11.614464">
            <text:p>11.614464</text:p>
          </table:table-cell>
          <table:table-cell table:formula="of:=([.B72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27]-[.F$2])^2" office:value-type="float" office:value="0.350463999999998">
            <text:p>0.350464</text:p>
          </table:table-cell>
          <table:table-cell table:formula="of:=([.B72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28]-[.F$2])^2" office:value-type="float" office:value="0.350463999999998">
            <text:p>0.350464</text:p>
          </table:table-cell>
          <table:table-cell table:formula="of:=([.B72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29]-[.F$2])^2" office:value-type="float" office:value="5.79846400000001">
            <text:p>5.798464</text:p>
          </table:table-cell>
          <table:table-cell table:formula="of:=([.B72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730]-[.F$2])^2" office:value-type="float" office:value="0.350463999999998">
            <text:p>0.350464</text:p>
          </table:table-cell>
          <table:table-cell table:formula="of:=([.B730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31]-[.F$2])^2" office:value-type="float" office:value="2.534464">
            <text:p>2.534464</text:p>
          </table:table-cell>
          <table:table-cell table:formula="of:=([.B73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32]-[.F$2])^2" office:value-type="float" office:value="41.062464">
            <text:p>41.062464</text:p>
          </table:table-cell>
          <table:table-cell table:formula="of:=([.B73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33]-[.F$2])^2" office:value-type="float" office:value="0.350463999999998">
            <text:p>0.350464</text:p>
          </table:table-cell>
          <table:table-cell table:formula="of:=([.B73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734]-[.F$2])^2" office:value-type="float" office:value="12.902464">
            <text:p>12.902464</text:p>
          </table:table-cell>
          <table:table-cell table:formula="of:=([.B73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19.430464">
            <text:p>19.430464</text:p>
          </table:table-cell>
          <table:table-cell table:formula="of:=([.B73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736]-[.F$2])^2" office:value-type="float" office:value="2.534464">
            <text:p>2.534464</text:p>
          </table:table-cell>
          <table:table-cell table:formula="of:=([.B73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1.982464">
            <text:p>1.982464</text:p>
          </table:table-cell>
          <table:table-cell table:formula="of:=([.B73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38]-[.F$2])^2" office:value-type="float" office:value="1.982464">
            <text:p>1.982464</text:p>
          </table:table-cell>
          <table:table-cell table:formula="of:=([.B73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39]-[.F$2])^2" office:value-type="float" office:value="2.534464">
            <text:p>2.534464</text:p>
          </table:table-cell>
          <table:table-cell table:formula="of:=([.B73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40]-[.F$2])^2" office:value-type="float" office:value="2.534464">
            <text:p>2.534464</text:p>
          </table:table-cell>
          <table:table-cell table:formula="of:=([.B74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41]-[.F$2])^2" office:value-type="float" office:value="11.614464">
            <text:p>11.614464</text:p>
          </table:table-cell>
          <table:table-cell table:formula="of:=([.B74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0.350463999999998">
            <text:p>0.350464</text:p>
          </table:table-cell>
          <table:table-cell table:formula="of:=([.B74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6.71846399999999">
            <text:p>6.718464</text:p>
          </table:table-cell>
          <table:table-cell table:formula="of:=([.B74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4]-[.F$2])^2" office:value-type="float" office:value="0.350463999999998">
            <text:p>0.350464</text:p>
          </table:table-cell>
          <table:table-cell table:formula="of:=([.B7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45]-[.F$2])^2" office:value-type="float" office:value="21.086464">
            <text:p>21.086464</text:p>
          </table:table-cell>
          <table:table-cell table:formula="of:=([.B74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6]-[.F$2])^2" office:value-type="float" office:value="19.430464">
            <text:p>19.430464</text:p>
          </table:table-cell>
          <table:table-cell table:formula="of:=([.B74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47]-[.F$2])^2" office:value-type="float" office:value="11.614464">
            <text:p>11.614464</text:p>
          </table:table-cell>
          <table:table-cell table:formula="of:=([.B74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748]-[.F$2])^2" office:value-type="float" office:value="31.270464">
            <text:p>31.270464</text:p>
          </table:table-cell>
          <table:table-cell table:formula="of:=([.B74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49]-[.F$2])^2" office:value-type="float" office:value="0.166464000000001">
            <text:p>0.166464</text:p>
          </table:table-cell>
          <table:table-cell table:formula="of:=([.B74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0]-[.F$2])^2" office:value-type="float" office:value="0.350463999999998">
            <text:p>0.350464</text:p>
          </table:table-cell>
          <table:table-cell table:formula="of:=([.B75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51]-[.F$2])^2" office:value-type="float" office:value="41.062464">
            <text:p>41.062464</text:p>
          </table:table-cell>
          <table:table-cell table:formula="of:=([.B751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2]-[.F$2])^2" office:value-type="float" office:value="0.350463999999998">
            <text:p>0.350464</text:p>
          </table:table-cell>
          <table:table-cell table:formula="of:=([.B75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([.A753]-[.F$2])^2" office:value-type="float" office:value="92.006464">
            <text:p>92.006464</text:p>
          </table:table-cell>
          <table:table-cell table:formula="of:=([.B753]-[.G$2])^2" office:value-type="float" office:value="52.7076">
            <text:p>52.7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4]-[.F$2])^2" office:value-type="float" office:value="0.350463999999998">
            <text:p>0.350464</text:p>
          </table:table-cell>
          <table:table-cell table:formula="of:=([.B75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5]-[.F$2])^2" office:value-type="float" office:value="0.350463999999998">
            <text:p>0.350464</text:p>
          </table:table-cell>
          <table:table-cell table:formula="of:=([.B75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29.246464">
            <text:p>29.246464</text:p>
          </table:table-cell>
          <table:table-cell table:formula="of:=([.B756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7]-[.F$2])^2" office:value-type="float" office:value="0.350463999999998">
            <text:p>0.350464</text:p>
          </table:table-cell>
          <table:table-cell table:formula="of:=([.B75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([.A758]-[.F$2])^2" office:value-type="float" office:value="73.822464">
            <text:p>73.822464</text:p>
          </table:table-cell>
          <table:table-cell table:formula="of:=([.B758]-[.G$2])^2" office:value-type="float" office:value="297.9076">
            <text:p>297.9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2.534464">
            <text:p>2.534464</text:p>
          </table:table-cell>
          <table:table-cell table:formula="of:=([.B759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60]-[.F$2])^2" office:value-type="float" office:value="0.350463999999998">
            <text:p>0.350464</text:p>
          </table:table-cell>
          <table:table-cell table:formula="of:=([.B76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61]-[.F$2])^2" office:value-type="float" office:value="0.166464000000001">
            <text:p>0.166464</text:p>
          </table:table-cell>
          <table:table-cell table:formula="of:=([.B76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62]-[.F$2])^2" office:value-type="float" office:value="6.71846399999999">
            <text:p>6.718464</text:p>
          </table:table-cell>
          <table:table-cell table:formula="of:=([.B76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63]-[.F$2])^2" office:value-type="float" office:value="0.166464000000001">
            <text:p>0.166464</text:p>
          </table:table-cell>
          <table:table-cell table:formula="of:=([.B76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64]-[.F$2])^2" office:value-type="float" office:value="1.982464">
            <text:p>1.982464</text:p>
          </table:table-cell>
          <table:table-cell table:formula="of:=([.B76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765]-[.F$2])^2" office:value-type="float" office:value="2.534464">
            <text:p>2.534464</text:p>
          </table:table-cell>
          <table:table-cell table:formula="of:=([.B76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766]-[.F$2])^2" office:value-type="float" office:value="2.534464">
            <text:p>2.534464</text:p>
          </table:table-cell>
          <table:table-cell table:formula="of:=([.B766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67]-[.F$2])^2" office:value-type="float" office:value="11.614464">
            <text:p>11.614464</text:p>
          </table:table-cell>
          <table:table-cell table:formula="of:=([.B76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68]-[.F$2])^2" office:value-type="float" office:value="11.614464">
            <text:p>11.614464</text:p>
          </table:table-cell>
          <table:table-cell table:formula="of:=([.B76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69]-[.F$2])^2" office:value-type="float" office:value="0.350463999999998">
            <text:p>0.350464</text:p>
          </table:table-cell>
          <table:table-cell table:formula="of:=([.B769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70]-[.F$2])^2" office:value-type="float" office:value="0.350463999999998">
            <text:p>0.350464</text:p>
          </table:table-cell>
          <table:table-cell table:formula="of:=([.B77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771]-[.F$2])^2" office:value-type="float" office:value="2.534464">
            <text:p>2.534464</text:p>
          </table:table-cell>
          <table:table-cell table:formula="of:=([.B77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72]-[.F$2])^2" office:value-type="float" office:value="19.430464">
            <text:p>19.430464</text:p>
          </table:table-cell>
          <table:table-cell table:formula="of:=([.B77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11.614464">
            <text:p>11.614464</text:p>
          </table:table-cell>
          <table:table-cell table:formula="of:=([.B77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([.A774]-[.F$2])^2" office:value-type="float" office:value="134.374464">
            <text:p>134.374464</text:p>
          </table:table-cell>
          <table:table-cell table:formula="of:=([.B774]-[.G$2])^2" office:value-type="float" office:value="150.3076">
            <text:p>150.3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75]-[.F$2])^2" office:value-type="float" office:value="0.350463999999998">
            <text:p>0.350464</text:p>
          </table:table-cell>
          <table:table-cell table:formula="of:=([.B77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76]-[.F$2])^2" office:value-type="float" office:value="29.246464">
            <text:p>29.246464</text:p>
          </table:table-cell>
          <table:table-cell table:formula="of:=([.B77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77]-[.F$2])^2" office:value-type="float" office:value="11.614464">
            <text:p>11.614464</text:p>
          </table:table-cell>
          <table:table-cell table:formula="of:=([.B77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78]-[.F$2])^2" office:value-type="float" office:value="2.534464">
            <text:p>2.534464</text:p>
          </table:table-cell>
          <table:table-cell table:formula="of:=([.B77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79]-[.F$2])^2" office:value-type="float" office:value="2.534464">
            <text:p>2.534464</text:p>
          </table:table-cell>
          <table:table-cell table:formula="of:=([.B77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780]-[.F$2])^2" office:value-type="float" office:value="2.534464">
            <text:p>2.534464</text:p>
          </table:table-cell>
          <table:table-cell table:formula="of:=([.B78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6.71846399999999">
            <text:p>6.718464</text:p>
          </table:table-cell>
          <table:table-cell table:formula="of:=([.B78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82]-[.F$2])^2" office:value-type="float" office:value="1.982464">
            <text:p>1.982464</text:p>
          </table:table-cell>
          <table:table-cell table:formula="of:=([.B78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3]-[.F$2])^2" office:value-type="float" office:value="11.614464">
            <text:p>11.614464</text:p>
          </table:table-cell>
          <table:table-cell table:formula="of:=([.B78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784]-[.F$2])^2" office:value-type="float" office:value="43.454464">
            <text:p>43.454464</text:p>
          </table:table-cell>
          <table:table-cell table:formula="of:=([.B784]-[.G$2])^2" office:value-type="float" office:value="105.2676">
            <text:p>105.26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formula="of:=([.A785]-[.F$2])^2" office:value-type="float" office:value="112.190464">
            <text:p>112.190464</text:p>
          </table:table-cell>
          <table:table-cell table:formula="of:=([.B785]-[.G$2])^2" office:value-type="float" office:value="541.0276">
            <text:p>541.02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86]-[.F$2])^2" office:value-type="float" office:value="41.062464">
            <text:p>41.062464</text:p>
          </table:table-cell>
          <table:table-cell table:formula="of:=([.B78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87]-[.F$2])^2" office:value-type="float" office:value="2.534464">
            <text:p>2.534464</text:p>
          </table:table-cell>
          <table:table-cell table:formula="of:=([.B78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88]-[.F$2])^2" office:value-type="float" office:value="0.166464000000001">
            <text:p>0.166464</text:p>
          </table:table-cell>
          <table:table-cell table:formula="of:=([.B78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89]-[.F$2])^2" office:value-type="float" office:value="1.982464">
            <text:p>1.982464</text:p>
          </table:table-cell>
          <table:table-cell table:formula="of:=([.B78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90]-[.F$2])^2" office:value-type="float" office:value="19.430464">
            <text:p>19.430464</text:p>
          </table:table-cell>
          <table:table-cell table:formula="of:=([.B79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91]-[.F$2])^2" office:value-type="float" office:value="5.79846400000001">
            <text:p>5.798464</text:p>
          </table:table-cell>
          <table:table-cell table:formula="of:=([.B791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92]-[.F$2])^2" office:value-type="float" office:value="11.614464">
            <text:p>11.614464</text:p>
          </table:table-cell>
          <table:table-cell table:formula="of:=([.B79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([.A793]-[.F$2])^2" office:value-type="float" office:value="309.478464">
            <text:p>309.478464</text:p>
          </table:table-cell>
          <table:table-cell table:formula="of:=([.B79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94]-[.F$2])^2" office:value-type="float" office:value="0.350463999999998">
            <text:p>0.350464</text:p>
          </table:table-cell>
          <table:table-cell table:formula="of:=([.B79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95]-[.F$2])^2" office:value-type="float" office:value="11.614464">
            <text:p>11.614464</text:p>
          </table:table-cell>
          <table:table-cell table:formula="of:=([.B79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96]-[.F$2])^2" office:value-type="float" office:value="5.79846400000001">
            <text:p>5.798464</text:p>
          </table:table-cell>
          <table:table-cell table:formula="of:=([.B79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7]-[.F$2])^2" office:value-type="float" office:value="0.166464000000001">
            <text:p>0.166464</text:p>
          </table:table-cell>
          <table:table-cell table:formula="of:=([.B79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98]-[.F$2])^2" office:value-type="float" office:value="5.79846400000001">
            <text:p>5.798464</text:p>
          </table:table-cell>
          <table:table-cell table:formula="of:=([.B79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99]-[.F$2])^2" office:value-type="float" office:value="11.614464">
            <text:p>11.614464</text:p>
          </table:table-cell>
          <table:table-cell table:formula="of:=([.B79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0]-[.F$2])^2" office:value-type="float" office:value="19.430464">
            <text:p>19.430464</text:p>
          </table:table-cell>
          <table:table-cell table:formula="of:=([.B80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73.822464">
            <text:p>73.822464</text:p>
          </table:table-cell>
          <table:table-cell table:formula="of:=([.B80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02]-[.F$2])^2" office:value-type="float" office:value="41.062464">
            <text:p>41.062464</text:p>
          </table:table-cell>
          <table:table-cell table:formula="of:=([.B802]-[.G$2])^2" office:value-type="float" office:value="32.9476">
            <text:p>32.94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803]-[.F$2])^2" office:value-type="float" office:value="43.454464">
            <text:p>43.454464</text:p>
          </table:table-cell>
          <table:table-cell table:formula="of:=([.B80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04]-[.F$2])^2" office:value-type="float" office:value="11.614464">
            <text:p>11.614464</text:p>
          </table:table-cell>
          <table:table-cell table:formula="of:=([.B80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05]-[.F$2])^2" office:value-type="float" office:value="29.246464">
            <text:p>29.246464</text:p>
          </table:table-cell>
          <table:table-cell table:formula="of:=([.B80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806]-[.F$2])^2" office:value-type="float" office:value="5.79846400000001">
            <text:p>5.798464</text:p>
          </table:table-cell>
          <table:table-cell table:formula="of:=([.B80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807]-[.F$2])^2" office:value-type="float" office:value="2.534464">
            <text:p>2.534464</text:p>
          </table:table-cell>
          <table:table-cell table:formula="of:=([.B80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2.534464">
            <text:p>2.534464</text:p>
          </table:table-cell>
          <table:table-cell table:formula="of:=([.B808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09]-[.F$2])^2" office:value-type="float" office:value="0.350463999999998">
            <text:p>0.350464</text:p>
          </table:table-cell>
          <table:table-cell table:formula="of:=([.B80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0]-[.F$2])^2" office:value-type="float" office:value="1.982464">
            <text:p>1.982464</text:p>
          </table:table-cell>
          <table:table-cell table:formula="of:=([.B81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811]-[.F$2])^2" office:value-type="float" office:value="19.430464">
            <text:p>19.430464</text:p>
          </table:table-cell>
          <table:table-cell table:formula="of:=([.B811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12]-[.F$2])^2" office:value-type="float" office:value="1.982464">
            <text:p>1.982464</text:p>
          </table:table-cell>
          <table:table-cell table:formula="of:=([.B81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813]-[.F$2])^2" office:value-type="float" office:value="21.086464">
            <text:p>21.086464</text:p>
          </table:table-cell>
          <table:table-cell table:formula="of:=([.B813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4]-[.F$2])^2" office:value-type="float" office:value="0.350463999999998">
            <text:p>0.350464</text:p>
          </table:table-cell>
          <table:table-cell table:formula="of:=([.B81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15]-[.F$2])^2" office:value-type="float" office:value="0.350463999999998">
            <text:p>0.350464</text:p>
          </table:table-cell>
          <table:table-cell table:formula="of:=([.B81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16]-[.F$2])^2" office:value-type="float" office:value="0.350463999999998">
            <text:p>0.350464</text:p>
          </table:table-cell>
          <table:table-cell table:formula="of:=([.B81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1.982464">
            <text:p>1.982464</text:p>
          </table:table-cell>
          <table:table-cell table:formula="of:=([.B81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formula="of:=([.A818]-[.F$2])^2" office:value-type="float" office:value="556.582464">
            <text:p>556.582464</text:p>
          </table:table-cell>
          <table:table-cell table:formula="of:=([.B818]-[.G$2])^2" office:value-type="float" office:value="68.2276">
            <text:p>68.2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9]-[.F$2])^2" office:value-type="float" office:value="0.350463999999998">
            <text:p>0.350464</text:p>
          </table:table-cell>
          <table:table-cell table:formula="of:=([.B81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20]-[.F$2])^2" office:value-type="float" office:value="0.350463999999998">
            <text:p>0.350464</text:p>
          </table:table-cell>
          <table:table-cell table:formula="of:=([.B82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21]-[.F$2])^2" office:value-type="float" office:value="1.982464">
            <text:p>1.982464</text:p>
          </table:table-cell>
          <table:table-cell table:formula="of:=([.B82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22]-[.F$2])^2" office:value-type="float" office:value="0.350463999999998">
            <text:p>0.350464</text:p>
          </table:table-cell>
          <table:table-cell table:formula="of:=([.B82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0.350463999999998">
            <text:p>0.350464</text:p>
          </table:table-cell>
          <table:table-cell table:formula="of:=([.B82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24]-[.F$2])^2" office:value-type="float" office:value="0.350463999999998">
            <text:p>0.350464</text:p>
          </table:table-cell>
          <table:table-cell table:formula="of:=([.B82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825]-[.F$2])^2" office:value-type="float" office:value="0.350463999999998">
            <text:p>0.350464</text:p>
          </table:table-cell>
          <table:table-cell table:formula="of:=([.B825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26]-[.F$2])^2" office:value-type="float" office:value="2.534464">
            <text:p>2.534464</text:p>
          </table:table-cell>
          <table:table-cell table:formula="of:=([.B82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827]-[.F$2])^2" office:value-type="float" office:value="0.350463999999998">
            <text:p>0.350464</text:p>
          </table:table-cell>
          <table:table-cell table:formula="of:=([.B827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828]-[.F$2])^2" office:value-type="float" office:value="43.454464">
            <text:p>43.454464</text:p>
          </table:table-cell>
          <table:table-cell table:formula="of:=([.B828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29]-[.F$2])^2" office:value-type="float" office:value="11.614464">
            <text:p>11.614464</text:p>
          </table:table-cell>
          <table:table-cell table:formula="of:=([.B82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830]-[.F$2])^2" office:value-type="float" office:value="73.822464">
            <text:p>73.822464</text:p>
          </table:table-cell>
          <table:table-cell table:formula="of:=([.B83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31]-[.F$2])^2" office:value-type="float" office:value="41.062464">
            <text:p>41.062464</text:p>
          </table:table-cell>
          <table:table-cell table:formula="of:=([.B831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832]-[.F$2])^2" office:value-type="float" office:value="2.534464">
            <text:p>2.534464</text:p>
          </table:table-cell>
          <table:table-cell table:formula="of:=([.B83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33]-[.F$2])^2" office:value-type="float" office:value="1.982464">
            <text:p>1.982464</text:p>
          </table:table-cell>
          <table:table-cell table:formula="of:=([.B83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34]-[.F$2])^2" office:value-type="float" office:value="5.79846400000001">
            <text:p>5.798464</text:p>
          </table:table-cell>
          <table:table-cell table:formula="of:=([.B83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835]-[.F$2])^2" office:value-type="float" office:value="43.454464">
            <text:p>43.454464</text:p>
          </table:table-cell>
          <table:table-cell table:formula="of:=([.B83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29.246464">
            <text:p>29.246464</text:p>
          </table:table-cell>
          <table:table-cell table:formula="of:=([.B83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837]-[.F$2])^2" office:value-type="float" office:value="6.71846399999999">
            <text:p>6.718464</text:p>
          </table:table-cell>
          <table:table-cell table:formula="of:=([.B83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38]-[.F$2])^2" office:value-type="float" office:value="41.062464">
            <text:p>41.062464</text:p>
          </table:table-cell>
          <table:table-cell table:formula="of:=([.B83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839]-[.F$2])^2" office:value-type="float" office:value="41.062464">
            <text:p>41.062464</text:p>
          </table:table-cell>
          <table:table-cell table:formula="of:=([.B839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40]-[.F$2])^2" office:value-type="float" office:value="0.350463999999998">
            <text:p>0.350464</text:p>
          </table:table-cell>
          <table:table-cell table:formula="of:=([.B84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41]-[.F$2])^2" office:value-type="float" office:value="0.350463999999998">
            <text:p>0.350464</text:p>
          </table:table-cell>
          <table:table-cell table:formula="of:=([.B841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842]-[.F$2])^2" office:value-type="float" office:value="11.614464">
            <text:p>11.614464</text:p>
          </table:table-cell>
          <table:table-cell table:formula="of:=([.B84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43]-[.F$2])^2" office:value-type="float" office:value="5.79846400000001">
            <text:p>5.798464</text:p>
          </table:table-cell>
          <table:table-cell table:formula="of:=([.B84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44]-[.F$2])^2" office:value-type="float" office:value="1.982464">
            <text:p>1.982464</text:p>
          </table:table-cell>
          <table:table-cell table:formula="of:=([.B84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0.350463999999998">
            <text:p>0.350464</text:p>
          </table:table-cell>
          <table:table-cell table:formula="of:=([.B845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846]-[.F$2])^2" office:value-type="float" office:value="5.79846400000001">
            <text:p>5.798464</text:p>
          </table:table-cell>
          <table:table-cell table:formula="of:=([.B846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47]-[.F$2])^2" office:value-type="float" office:value="0.350463999999998">
            <text:p>0.350464</text:p>
          </table:table-cell>
          <table:table-cell table:formula="of:=([.B84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48]-[.F$2])^2" office:value-type="float" office:value="2.534464">
            <text:p>2.534464</text:p>
          </table:table-cell>
          <table:table-cell table:formula="of:=([.B848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849]-[.F$2])^2" office:value-type="float" office:value="2.534464">
            <text:p>2.534464</text:p>
          </table:table-cell>
          <table:table-cell table:formula="of:=([.B849]-[.G$2])^2" office:value-type="float" office:value="18.1476">
            <text:p>18.14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50]-[.F$2])^2" office:value-type="float" office:value="19.430464">
            <text:p>19.430464</text:p>
          </table:table-cell>
          <table:table-cell table:formula="of:=([.B85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29.246464">
            <text:p>29.246464</text:p>
          </table:table-cell>
          <table:table-cell table:formula="of:=([.B851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2]-[.F$2])^2" office:value-type="float" office:value="0.350463999999998">
            <text:p>0.350464</text:p>
          </table:table-cell>
          <table:table-cell table:formula="of:=([.B85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53]-[.F$2])^2" office:value-type="float" office:value="0.166464000000001">
            <text:p>0.166464</text:p>
          </table:table-cell>
          <table:table-cell table:formula="of:=([.B85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854]-[.F$2])^2" office:value-type="float" office:value="11.614464">
            <text:p>11.614464</text:p>
          </table:table-cell>
          <table:table-cell table:formula="of:=([.B85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5]-[.F$2])^2" office:value-type="float" office:value="0.350463999999998">
            <text:p>0.350464</text:p>
          </table:table-cell>
          <table:table-cell table:formula="of:=([.B85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56]-[.F$2])^2" office:value-type="float" office:value="0.350463999999998">
            <text:p>0.350464</text:p>
          </table:table-cell>
          <table:table-cell table:formula="of:=([.B856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57]-[.F$2])^2" office:value-type="float" office:value="0.350463999999998">
            <text:p>0.350464</text:p>
          </table:table-cell>
          <table:table-cell table:formula="of:=([.B85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58]-[.F$2])^2" office:value-type="float" office:value="1.982464">
            <text:p>1.982464</text:p>
          </table:table-cell>
          <table:table-cell table:formula="of:=([.B85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0.350463999999998">
            <text:p>0.350464</text:p>
          </table:table-cell>
          <table:table-cell table:formula="of:=([.B85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860]-[.F$2])^2" office:value-type="float" office:value="2.534464">
            <text:p>2.534464</text:p>
          </table:table-cell>
          <table:table-cell table:formula="of:=([.B860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861]-[.F$2])^2" office:value-type="float" office:value="0.350463999999998">
            <text:p>0.350464</text:p>
          </table:table-cell>
          <table:table-cell table:formula="of:=([.B86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formula="of:=([.A862]-[.F$2])^2" office:value-type="float" office:value="212.926464">
            <text:p>212.926464</text:p>
          </table:table-cell>
          <table:table-cell table:formula="of:=([.B862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63]-[.F$2])^2" office:value-type="float" office:value="41.062464">
            <text:p>41.062464</text:p>
          </table:table-cell>
          <table:table-cell table:formula="of:=([.B86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864]-[.F$2])^2" office:value-type="float" office:value="6.71846399999999">
            <text:p>6.718464</text:p>
          </table:table-cell>
          <table:table-cell table:formula="of:=([.B86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92.006464">
            <text:p>92.006464</text:p>
          </table:table-cell>
          <table:table-cell table:formula="of:=([.B86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866]-[.F$2])^2" office:value-type="float" office:value="57.638464">
            <text:p>57.638464</text:p>
          </table:table-cell>
          <table:table-cell table:formula="of:=([.B86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867]-[.F$2])^2" office:value-type="float" office:value="0.166464000000001">
            <text:p>0.166464</text:p>
          </table:table-cell>
          <table:table-cell table:formula="of:=([.B86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8]-[.F$2])^2" office:value-type="float" office:value="19.430464">
            <text:p>19.430464</text:p>
          </table:table-cell>
          <table:table-cell table:formula="of:=([.B86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9]-[.F$2])^2" office:value-type="float" office:value="19.430464">
            <text:p>19.430464</text:p>
          </table:table-cell>
          <table:table-cell table:formula="of:=([.B86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70]-[.F$2])^2" office:value-type="float" office:value="2.534464">
            <text:p>2.534464</text:p>
          </table:table-cell>
          <table:table-cell table:formula="of:=([.B870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71]-[.F$2])^2" office:value-type="float" office:value="2.534464">
            <text:p>2.534464</text:p>
          </table:table-cell>
          <table:table-cell table:formula="of:=([.B87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72]-[.F$2])^2" office:value-type="float" office:value="5.79846400000001">
            <text:p>5.798464</text:p>
          </table:table-cell>
          <table:table-cell table:formula="of:=([.B87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73]-[.F$2])^2" office:value-type="float" office:value="1.982464">
            <text:p>1.982464</text:p>
          </table:table-cell>
          <table:table-cell table:formula="of:=([.B87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874]-[.F$2])^2" office:value-type="float" office:value="31.270464">
            <text:p>31.270464</text:p>
          </table:table-cell>
          <table:table-cell table:formula="of:=([.B874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5]-[.F$2])^2" office:value-type="float" office:value="0.350463999999998">
            <text:p>0.350464</text:p>
          </table:table-cell>
          <table:table-cell table:formula="of:=([.B87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6]-[.F$2])^2" office:value-type="float" office:value="41.062464">
            <text:p>41.062464</text:p>
          </table:table-cell>
          <table:table-cell table:formula="of:=([.B87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77]-[.F$2])^2" office:value-type="float" office:value="0.350463999999998">
            <text:p>0.350464</text:p>
          </table:table-cell>
          <table:table-cell table:formula="of:=([.B87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878]-[.F$2])^2" office:value-type="float" office:value="21.086464">
            <text:p>21.086464</text:p>
          </table:table-cell>
          <table:table-cell table:formula="of:=([.B87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79]-[.F$2])^2" office:value-type="float" office:value="0.350463999999998">
            <text:p>0.350464</text:p>
          </table:table-cell>
          <table:table-cell table:formula="of:=([.B87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80]-[.F$2])^2" office:value-type="float" office:value="5.79846400000001">
            <text:p>5.798464</text:p>
          </table:table-cell>
          <table:table-cell table:formula="of:=([.B88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5.79846400000001">
            <text:p>5.798464</text:p>
          </table:table-cell>
          <table:table-cell table:formula="of:=([.B88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882]-[.F$2])^2" office:value-type="float" office:value="12.902464">
            <text:p>12.902464</text:p>
          </table:table-cell>
          <table:table-cell table:formula="of:=([.B88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83]-[.F$2])^2" office:value-type="float" office:value="19.430464">
            <text:p>19.430464</text:p>
          </table:table-cell>
          <table:table-cell table:formula="of:=([.B88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84]-[.F$2])^2" office:value-type="float" office:value="11.614464">
            <text:p>11.614464</text:p>
          </table:table-cell>
          <table:table-cell table:formula="of:=([.B88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85]-[.F$2])^2" office:value-type="float" office:value="2.534464">
            <text:p>2.534464</text:p>
          </table:table-cell>
          <table:table-cell table:formula="of:=([.B88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86]-[.F$2])^2" office:value-type="float" office:value="6.71846399999999">
            <text:p>6.718464</text:p>
          </table:table-cell>
          <table:table-cell table:formula="of:=([.B88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87]-[.F$2])^2" office:value-type="float" office:value="0.166464000000001">
            <text:p>0.166464</text:p>
          </table:table-cell>
          <table:table-cell table:formula="of:=([.B88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88]-[.F$2])^2" office:value-type="float" office:value="1.982464">
            <text:p>1.982464</text:p>
          </table:table-cell>
          <table:table-cell table:formula="of:=([.B88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89]-[.F$2])^2" office:value-type="float" office:value="0.350463999999998">
            <text:p>0.350464</text:p>
          </table:table-cell>
          <table:table-cell table:formula="of:=([.B88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90]-[.F$2])^2" office:value-type="float" office:value="41.062464">
            <text:p>41.062464</text:p>
          </table:table-cell>
          <table:table-cell table:formula="of:=([.B890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0.350463999999998">
            <text:p>0.350464</text:p>
          </table:table-cell>
          <table:table-cell table:formula="of:=([.B89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2]-[.F$2])^2" office:value-type="float" office:value="0.350463999999998">
            <text:p>0.350464</text:p>
          </table:table-cell>
          <table:table-cell table:formula="of:=([.B89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893]-[.F$2])^2" office:value-type="float" office:value="112.190464">
            <text:p>112.190464</text:p>
          </table:table-cell>
          <table:table-cell table:formula="of:=([.B893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94]-[.F$2])^2" office:value-type="float" office:value="2.534464">
            <text:p>2.534464</text:p>
          </table:table-cell>
          <table:table-cell table:formula="of:=([.B89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([.A895]-[.F$2])^2" office:value-type="float" office:value="309.478464">
            <text:p>309.478464</text:p>
          </table:table-cell>
          <table:table-cell table:formula="of:=([.B895]-[.G$2])^2" office:value-type="float" office:value="27.6676">
            <text:p>27.66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96]-[.F$2])^2" office:value-type="float" office:value="41.062464">
            <text:p>41.062464</text:p>
          </table:table-cell>
          <table:table-cell table:formula="of:=([.B896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7]-[.F$2])^2" office:value-type="float" office:value="0.350463999999998">
            <text:p>0.350464</text:p>
          </table:table-cell>
          <table:table-cell table:formula="of:=([.B89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98]-[.F$2])^2" office:value-type="float" office:value="11.614464">
            <text:p>11.614464</text:p>
          </table:table-cell>
          <table:table-cell table:formula="of:=([.B89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0.350463999999998">
            <text:p>0.350464</text:p>
          </table:table-cell>
          <table:table-cell table:formula="of:=([.B89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00]-[.F$2])^2" office:value-type="float" office:value="1.982464">
            <text:p>1.982464</text:p>
          </table:table-cell>
          <table:table-cell table:formula="of:=([.B900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01]-[.F$2])^2" office:value-type="float" office:value="29.246464">
            <text:p>29.246464</text:p>
          </table:table-cell>
          <table:table-cell table:formula="of:=([.B901]-[.G$2])^2" office:value-type="float" office:value="32.9476">
            <text:p>32.94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2.534464">
            <text:p>2.534464</text:p>
          </table:table-cell>
          <table:table-cell table:formula="of:=([.B90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03]-[.F$2])^2" office:value-type="float" office:value="2.534464">
            <text:p>2.534464</text:p>
          </table:table-cell>
          <table:table-cell table:formula="of:=([.B903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04]-[.F$2])^2" office:value-type="float" office:value="5.79846400000001">
            <text:p>5.798464</text:p>
          </table:table-cell>
          <table:table-cell table:formula="of:=([.B90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05]-[.F$2])^2" office:value-type="float" office:value="2.534464">
            <text:p>2.534464</text:p>
          </table:table-cell>
          <table:table-cell table:formula="of:=([.B90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906]-[.F$2])^2" office:value-type="float" office:value="2.534464">
            <text:p>2.534464</text:p>
          </table:table-cell>
          <table:table-cell table:formula="of:=([.B90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07]-[.F$2])^2" office:value-type="float" office:value="5.79846400000001">
            <text:p>5.798464</text:p>
          </table:table-cell>
          <table:table-cell table:formula="of:=([.B90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08]-[.F$2])^2" office:value-type="float" office:value="0.350463999999998">
            <text:p>0.350464</text:p>
          </table:table-cell>
          <table:table-cell table:formula="of:=([.B90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09]-[.F$2])^2" office:value-type="float" office:value="0.350463999999998">
            <text:p>0.350464</text:p>
          </table:table-cell>
          <table:table-cell table:formula="of:=([.B90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10]-[.F$2])^2" office:value-type="float" office:value="11.614464">
            <text:p>11.614464</text:p>
          </table:table-cell>
          <table:table-cell table:formula="of:=([.B91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11]-[.F$2])^2" office:value-type="float" office:value="11.614464">
            <text:p>11.614464</text:p>
          </table:table-cell>
          <table:table-cell table:formula="of:=([.B911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12]-[.F$2])^2" office:value-type="float" office:value="0.350463999999998">
            <text:p>0.350464</text:p>
          </table:table-cell>
          <table:table-cell table:formula="of:=([.B912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13]-[.F$2])^2" office:value-type="float" office:value="0.350463999999998">
            <text:p>0.350464</text:p>
          </table:table-cell>
          <table:table-cell table:formula="of:=([.B91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14]-[.F$2])^2" office:value-type="float" office:value="1.982464">
            <text:p>1.982464</text:p>
          </table:table-cell>
          <table:table-cell table:formula="of:=([.B91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915]-[.F$2])^2" office:value-type="float" office:value="6.71846399999999">
            <text:p>6.718464</text:p>
          </table:table-cell>
          <table:table-cell table:formula="of:=([.B91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16]-[.F$2])^2" office:value-type="float" office:value="11.614464">
            <text:p>11.614464</text:p>
          </table:table-cell>
          <table:table-cell table:formula="of:=([.B916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17]-[.F$2])^2" office:value-type="float" office:value="41.062464">
            <text:p>41.062464</text:p>
          </table:table-cell>
          <table:table-cell table:formula="of:=([.B91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18]-[.F$2])^2" office:value-type="float" office:value="0.166464000000001">
            <text:p>0.166464</text:p>
          </table:table-cell>
          <table:table-cell table:formula="of:=([.B91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919]-[.F$2])^2" office:value-type="float" office:value="12.902464">
            <text:p>12.902464</text:p>
          </table:table-cell>
          <table:table-cell table:formula="of:=([.B91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20]-[.F$2])^2" office:value-type="float" office:value="0.350463999999998">
            <text:p>0.350464</text:p>
          </table:table-cell>
          <table:table-cell table:formula="of:=([.B92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21]-[.F$2])^2" office:value-type="float" office:value="0.350463999999998">
            <text:p>0.350464</text:p>
          </table:table-cell>
          <table:table-cell table:formula="of:=([.B92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922]-[.F$2])^2" office:value-type="float" office:value="2.534464">
            <text:p>2.534464</text:p>
          </table:table-cell>
          <table:table-cell table:formula="of:=([.B92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923]-[.F$2])^2" office:value-type="float" office:value="5.79846400000001">
            <text:p>5.798464</text:p>
          </table:table-cell>
          <table:table-cell table:formula="of:=([.B923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24]-[.F$2])^2" office:value-type="float" office:value="2.534464">
            <text:p>2.534464</text:p>
          </table:table-cell>
          <table:table-cell table:formula="of:=([.B924]-[.G$2])^2" office:value-type="float" office:value="10.6276">
            <text:p>10.62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25]-[.F$2])^2" office:value-type="float" office:value="2.534464">
            <text:p>2.534464</text:p>
          </table:table-cell>
          <table:table-cell table:formula="of:=([.B92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26]-[.F$2])^2" office:value-type="float" office:value="5.79846400000001">
            <text:p>5.798464</text:p>
          </table:table-cell>
          <table:table-cell table:formula="of:=([.B926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19.430464">
            <text:p>19.430464</text:p>
          </table:table-cell>
          <table:table-cell table:formula="of:=([.B927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28]-[.F$2])^2" office:value-type="float" office:value="0.350463999999998">
            <text:p>0.350464</text:p>
          </table:table-cell>
          <table:table-cell table:formula="of:=([.B928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929]-[.F$2])^2" office:value-type="float" office:value="6.71846399999999">
            <text:p>6.718464</text:p>
          </table:table-cell>
          <table:table-cell table:formula="of:=([.B92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930]-[.F$2])^2" office:value-type="float" office:value="112.190464">
            <text:p>112.190464</text:p>
          </table:table-cell>
          <table:table-cell table:formula="of:=([.B93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31]-[.F$2])^2" office:value-type="float" office:value="0.350463999999998">
            <text:p>0.350464</text:p>
          </table:table-cell>
          <table:table-cell table:formula="of:=([.B93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2]-[.F$2])^2" office:value-type="float" office:value="29.246464">
            <text:p>29.246464</text:p>
          </table:table-cell>
          <table:table-cell table:formula="of:=([.B93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([.A933]-[.F$2])^2" office:value-type="float" office:value="112.190464">
            <text:p>112.190464</text:p>
          </table:table-cell>
          <table:table-cell table:formula="of:=([.B93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934]-[.F$2])^2" office:value-type="float" office:value="2.534464">
            <text:p>2.534464</text:p>
          </table:table-cell>
          <table:table-cell table:formula="of:=([.B93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35]-[.F$2])^2" office:value-type="float" office:value="11.614464">
            <text:p>11.614464</text:p>
          </table:table-cell>
          <table:table-cell table:formula="of:=([.B93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36]-[.F$2])^2" office:value-type="float" office:value="2.534464">
            <text:p>2.534464</text:p>
          </table:table-cell>
          <table:table-cell table:formula="of:=([.B936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37]-[.F$2])^2" office:value-type="float" office:value="0.350463999999998">
            <text:p>0.350464</text:p>
          </table:table-cell>
          <table:table-cell table:formula="of:=([.B93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38]-[.F$2])^2" office:value-type="float" office:value="0.350463999999998">
            <text:p>0.350464</text:p>
          </table:table-cell>
          <table:table-cell table:formula="of:=([.B93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39]-[.F$2])^2" office:value-type="float" office:value="0.350463999999998">
            <text:p>0.350464</text:p>
          </table:table-cell>
          <table:table-cell table:formula="of:=([.B939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0]-[.F$2])^2" office:value-type="float" office:value="0.350463999999998">
            <text:p>0.350464</text:p>
          </table:table-cell>
          <table:table-cell table:formula="of:=([.B94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941]-[.F$2])^2" office:value-type="float" office:value="31.270464">
            <text:p>31.270464</text:p>
          </table:table-cell>
          <table:table-cell table:formula="of:=([.B941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42]-[.F$2])^2" office:value-type="float" office:value="6.71846399999999">
            <text:p>6.718464</text:p>
          </table:table-cell>
          <table:table-cell table:formula="of:=([.B942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43]-[.F$2])^2" office:value-type="float" office:value="0.350463999999998">
            <text:p>0.350464</text:p>
          </table:table-cell>
          <table:table-cell table:formula="of:=([.B943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4]-[.F$2])^2" office:value-type="float" office:value="0.350463999999998">
            <text:p>0.350464</text:p>
          </table:table-cell>
          <table:table-cell table:formula="of:=([.B94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45]-[.F$2])^2" office:value-type="float" office:value="2.534464">
            <text:p>2.534464</text:p>
          </table:table-cell>
          <table:table-cell table:formula="of:=([.B945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946]-[.F$2])^2" office:value-type="float" office:value="57.638464">
            <text:p>57.638464</text:p>
          </table:table-cell>
          <table:table-cell table:formula="of:=([.B946]-[.G$2])^2" office:value-type="float" office:value="126.7876">
            <text:p>126.7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47]-[.F$2])^2" office:value-type="float" office:value="11.614464">
            <text:p>11.614464</text:p>
          </table:table-cell>
          <table:table-cell table:formula="of:=([.B947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48]-[.F$2])^2" office:value-type="float" office:value="5.79846400000001">
            <text:p>5.798464</text:p>
          </table:table-cell>
          <table:table-cell table:formula="of:=([.B94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49]-[.F$2])^2" office:value-type="float" office:value="0.166464000000001">
            <text:p>0.166464</text:p>
          </table:table-cell>
          <table:table-cell table:formula="of:=([.B94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950]-[.F$2])^2" office:value-type="float" office:value="29.246464">
            <text:p>29.246464</text:p>
          </table:table-cell>
          <table:table-cell table:formula="of:=([.B950]-[.G$2])^2" office:value-type="float" office:value="27.6676">
            <text:p>27.6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51]-[.F$2])^2" office:value-type="float" office:value="29.246464">
            <text:p>29.246464</text:p>
          </table:table-cell>
          <table:table-cell table:formula="of:=([.B951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52]-[.F$2])^2" office:value-type="float" office:value="0.350463999999998">
            <text:p>0.350464</text:p>
          </table:table-cell>
          <table:table-cell table:formula="of:=([.B952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0.350463999999998">
            <text:p>0.350464</text:p>
          </table:table-cell>
          <table:table-cell table:formula="of:=([.B953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954]-[.F$2])^2" office:value-type="float" office:value="92.006464">
            <text:p>92.006464</text:p>
          </table:table-cell>
          <table:table-cell table:formula="of:=([.B954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6.71846399999999">
            <text:p>6.718464</text:p>
          </table:table-cell>
          <table:table-cell table:formula="of:=([.B95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11.614464">
            <text:p>11.614464</text:p>
          </table:table-cell>
          <table:table-cell table:formula="of:=([.B956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957]-[.F$2])^2" office:value-type="float" office:value="92.006464">
            <text:p>92.006464</text:p>
          </table:table-cell>
          <table:table-cell table:formula="of:=([.B95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58]-[.F$2])^2" office:value-type="float" office:value="5.79846400000001">
            <text:p>5.798464</text:p>
          </table:table-cell>
          <table:table-cell table:formula="of:=([.B958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9]-[.F$2])^2" office:value-type="float" office:value="41.062464">
            <text:p>41.062464</text:p>
          </table:table-cell>
          <table:table-cell table:formula="of:=([.B959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60]-[.F$2])^2" office:value-type="float" office:value="2.534464">
            <text:p>2.534464</text:p>
          </table:table-cell>
          <table:table-cell table:formula="of:=([.B96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1]-[.F$2])^2" office:value-type="float" office:value="0.350463999999998">
            <text:p>0.350464</text:p>
          </table:table-cell>
          <table:table-cell table:formula="of:=([.B96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2]-[.F$2])^2" office:value-type="float" office:value="0.350463999999998">
            <text:p>0.350464</text:p>
          </table:table-cell>
          <table:table-cell table:formula="of:=([.B962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63]-[.F$2])^2" office:value-type="float" office:value="0.350463999999998">
            <text:p>0.350464</text:p>
          </table:table-cell>
          <table:table-cell table:formula="of:=([.B96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2.534464">
            <text:p>2.534464</text:p>
          </table:table-cell>
          <table:table-cell table:formula="of:=([.B964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65]-[.F$2])^2" office:value-type="float" office:value="41.062464">
            <text:p>41.062464</text:p>
          </table:table-cell>
          <table:table-cell table:formula="of:=([.B965]-[.G$2])^2" office:value-type="float" office:value="22.4676">
            <text:p>22.4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66]-[.F$2])^2" office:value-type="float" office:value="2.534464">
            <text:p>2.534464</text:p>
          </table:table-cell>
          <table:table-cell table:formula="of:=([.B96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7]-[.F$2])^2" office:value-type="float" office:value="0.350463999999998">
            <text:p>0.350464</text:p>
          </table:table-cell>
          <table:table-cell table:formula="of:=([.B967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([.A968]-[.F$2])^2" office:value-type="float" office:value="134.374464">
            <text:p>134.374464</text:p>
          </table:table-cell>
          <table:table-cell table:formula="of:=([.B96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998.054464">
            <text:p>998.054464</text:p>
          </table:table-cell>
          <table:table-cell table:formula="of:=([.B96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0.350463999999998">
            <text:p>0.350464</text:p>
          </table:table-cell>
          <table:table-cell table:formula="of:=([.B970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1]-[.F$2])^2" office:value-type="float" office:value="2.534464">
            <text:p>2.534464</text:p>
          </table:table-cell>
          <table:table-cell table:formula="of:=([.B971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72]-[.F$2])^2" office:value-type="float" office:value="41.062464">
            <text:p>41.062464</text:p>
          </table:table-cell>
          <table:table-cell table:formula="of:=([.B972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11.614464">
            <text:p>11.614464</text:p>
          </table:table-cell>
          <table:table-cell table:formula="of:=([.B97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4]-[.F$2])^2" office:value-type="float" office:value="11.614464">
            <text:p>11.614464</text:p>
          </table:table-cell>
          <table:table-cell table:formula="of:=([.B974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75]-[.F$2])^2" office:value-type="float" office:value="2.534464">
            <text:p>2.534464</text:p>
          </table:table-cell>
          <table:table-cell table:formula="of:=([.B975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2.534464">
            <text:p>2.534464</text:p>
          </table:table-cell>
          <table:table-cell table:formula="of:=([.B976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7]-[.F$2])^2" office:value-type="float" office:value="11.614464">
            <text:p>11.614464</text:p>
          </table:table-cell>
          <table:table-cell table:formula="of:=([.B977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78]-[.F$2])^2" office:value-type="float" office:value="41.062464">
            <text:p>41.062464</text:p>
          </table:table-cell>
          <table:table-cell table:formula="of:=([.B978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([.A979]-[.F$2])^2" office:value-type="float" office:value="345.662464">
            <text:p>345.662464</text:p>
          </table:table-cell>
          <table:table-cell table:formula="of:=([.B97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80]-[.F$2])^2" office:value-type="float" office:value="5.79846400000001">
            <text:p>5.798464</text:p>
          </table:table-cell>
          <table:table-cell table:formula="of:=([.B980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81]-[.F$2])^2" office:value-type="float" office:value="0.350463999999998">
            <text:p>0.350464</text:p>
          </table:table-cell>
          <table:table-cell table:formula="of:=([.B98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982]-[.F$2])^2" office:value-type="float" office:value="112.190464">
            <text:p>112.190464</text:p>
          </table:table-cell>
          <table:table-cell table:formula="of:=([.B982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([.A983]-[.F$2])^2" office:value-type="float" office:value="243.110464">
            <text:p>243.110464</text:p>
          </table:table-cell>
          <table:table-cell table:formula="of:=([.B983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84]-[.F$2])^2" office:value-type="float" office:value="0.350463999999998">
            <text:p>0.350464</text:p>
          </table:table-cell>
          <table:table-cell table:formula="of:=([.B984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85]-[.F$2])^2" office:value-type="float" office:value="0.350463999999998">
            <text:p>0.350464</text:p>
          </table:table-cell>
          <table:table-cell table:formula="of:=([.B985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2.534464">
            <text:p>2.534464</text:p>
          </table:table-cell>
          <table:table-cell table:formula="of:=([.B986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350463999999998">
            <text:p>0.350464</text:p>
          </table:table-cell>
          <table:table-cell table:formula="of:=([.B987]-[.G$2])^2" office:value-type="float" office:value="1.5876">
            <text:p>1.5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88]-[.F$2])^2" office:value-type="float" office:value="0.350463999999998">
            <text:p>0.350464</text:p>
          </table:table-cell>
          <table:table-cell table:formula="of:=([.B988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89]-[.F$2])^2" office:value-type="float" office:value="0.350463999999998">
            <text:p>0.350464</text:p>
          </table:table-cell>
          <table:table-cell table:formula="of:=([.B989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90]-[.F$2])^2" office:value-type="float" office:value="29.246464">
            <text:p>29.246464</text:p>
          </table:table-cell>
          <table:table-cell table:formula="of:=([.B990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91]-[.F$2])^2" office:value-type="float" office:value="5.79846400000001">
            <text:p>5.798464</text:p>
          </table:table-cell>
          <table:table-cell table:formula="of:=([.B991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2]-[.F$2])^2" office:value-type="float" office:value="19.430464">
            <text:p>19.430464</text:p>
          </table:table-cell>
          <table:table-cell table:formula="of:=([.B992]-[.G$2])^2" office:value-type="float" office:value="7.50759999999999">
            <text:p>7.5076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993]-[.F$2])^2" office:value-type="float" office:value="31.270464">
            <text:p>31.270464</text:p>
          </table:table-cell>
          <table:table-cell table:formula="of:=([.B993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94]-[.F$2])^2" office:value-type="float" office:value="0.350463999999998">
            <text:p>0.350464</text:p>
          </table:table-cell>
          <table:table-cell table:formula="of:=([.B994]-[.G$2])^2" office:value-type="float" office:value="13.9876">
            <text:p>13.9876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995]-[.F$2])^2" office:value-type="float" office:value="0.166464000000001">
            <text:p>0.166464</text:p>
          </table:table-cell>
          <table:table-cell table:formula="of:=([.B995]-[.G$2])^2" office:value-type="float" office:value="5.10760000000001">
            <text:p>5.10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996]-[.F$2])^2" office:value-type="float" office:value="1.982464">
            <text:p>1.982464</text:p>
          </table:table-cell>
          <table:table-cell table:formula="of:=([.B996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97]-[.F$2])^2" office:value-type="float" office:value="1.982464">
            <text:p>1.982464</text:p>
          </table:table-cell>
          <table:table-cell table:formula="of:=([.B997]-[.G$2])^2" office:value-type="float" office:value="0.547599999999998">
            <text:p>0.5476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([.A998]-[.F$2])^2" office:value-type="float" office:value="134.374464">
            <text:p>134.374464</text:p>
          </table:table-cell>
          <table:table-cell table:formula="of:=([.B998]-[.G$2])^2" office:value-type="float" office:value="0.0676000000000008">
            <text:p>0.06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99]-[.F$2])^2" office:value-type="float" office:value="29.246464">
            <text:p>29.246464</text:p>
          </table:table-cell>
          <table:table-cell table:formula="of:=([.B999]-[.G$2])^2" office:value-type="float" office:value="3.02759999999999">
            <text:p>3.027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00]-[.F$2])^2" office:value-type="float" office:value="29.246464">
            <text:p>29.246464</text:p>
          </table:table-cell>
          <table:table-cell table:formula="of:=([.B1000]-[.G$2])^2" office:value-type="float" office:value="13.9876">
            <text:p>13.987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4:58</dc:date>
    <meta:document-statistic meta:table-count="1" meta:cell-count="4004" meta:object-count="0"/>
    <meta:generator>LibreOffice/3.4$Linux LibreOffice_project/340m1$Build-1206</meta:generator>
  </office:meta>
</office:document-meta>
</file>